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169.65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279.4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81.5pt"/>
    </style:style>
    <style:style style:name="co8" style:family="table-column">
      <style:table-column-properties fo:break-before="auto" style:column-width="60.21pt"/>
    </style:style>
    <style:style style:name="co9" style:family="table-column">
      <style:table-column-properties fo:break-before="auto" style:column-width="131.05pt"/>
    </style:style>
    <style:style style:name="co10" style:family="table-column">
      <style:table-column-properties fo:break-before="auto" style:column-width="112.11pt"/>
    </style:style>
    <style:style style:name="co11" style:family="table-column">
      <style:table-column-properties fo:break-before="auto" style:column-width="67.04pt"/>
    </style:style>
    <style:style style:name="co12" style:family="table-column">
      <style:table-column-properties fo:break-before="auto" style:column-width="45.69pt"/>
    </style:style>
    <style:style style:name="co13" style:family="table-column">
      <style:table-column-properties fo:break-before="auto" style:column-width="125.66pt"/>
    </style:style>
    <style:style style:name="co14" style:family="table-column">
      <style:table-column-properties fo:break-before="auto" style:column-width="187.71pt"/>
    </style:style>
    <style:style style:name="co15" style:family="table-column">
      <style:table-column-properties fo:break-before="auto" style:column-width="254.44pt"/>
    </style:style>
    <style:style style:name="co16" style:family="table-column">
      <style:table-column-properties fo:break-before="auto" style:column-width="38.24pt"/>
    </style:style>
    <style:style style:name="co17" style:family="table-column">
      <style:table-column-properties fo:break-before="auto" style:column-width="61.8pt"/>
    </style:style>
    <style:style style:name="co18" style:family="table-column">
      <style:table-column-properties fo:break-before="auto" style:column-width="140.29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125.49pt"/>
    </style:style>
    <style:style style:name="co21" style:family="table-column">
      <style:table-column-properties fo:break-before="auto" style:column-width="16.3pt"/>
    </style:style>
    <style:style style:name="co22" style:family="table-column">
      <style:table-column-properties fo:break-before="auto" style:column-width="37.5pt"/>
    </style:style>
    <style:style style:name="co23" style:family="table-column">
      <style:table-column-properties fo:break-before="auto" style:column-width="31.44pt"/>
    </style:style>
    <style:style style:name="co24" style:family="table-column">
      <style:table-column-properties fo:break-before="auto" style:column-width="26.9pt"/>
    </style:style>
    <style:style style:name="co25" style:family="table-column">
      <style:table-column-properties fo:break-before="auto" style:column-width="62.56pt"/>
    </style:style>
    <style:style style:name="co26" style:family="table-column">
      <style:table-column-properties fo:break-before="auto" style:column-width="162.65pt"/>
    </style:style>
    <style:style style:name="co27" style:family="table-column">
      <style:table-column-properties fo:break-before="auto" style:column-width="76.2pt"/>
    </style:style>
    <style:style style:name="co28" style:family="table-column">
      <style:table-column-properties fo:break-before="auto" style:column-width="86.06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1.95pt"/>
    </style:style>
    <style:style style:name="co31" style:family="table-column">
      <style:table-column-properties fo:break-before="auto" style:column-width="133.26pt"/>
    </style:style>
    <style:style style:name="co32" style:family="table-column">
      <style:table-column-properties fo:break-before="auto" style:column-width="278.65pt"/>
    </style:style>
    <style:style style:name="co33" style:family="table-column">
      <style:table-column-properties fo:break-before="auto" style:column-width="154.35pt"/>
    </style:style>
    <style:style style:name="co34" style:family="table-column">
      <style:table-column-properties fo:break-before="auto" style:column-width="151.99pt"/>
    </style:style>
    <style:style style:name="co35" style:family="table-column">
      <style:table-column-properties fo:break-before="auto" style:column-width="171.61pt"/>
    </style:style>
    <style:style style:name="co36" style:family="table-column">
      <style:table-column-properties fo:break-before="auto" style:column-width="210.81pt"/>
    </style:style>
    <style:style style:name="co37" style:family="table-column">
      <style:table-column-properties fo:break-before="auto" style:column-width="78.29pt"/>
    </style:style>
    <style:style style:name="co38" style:family="table-column">
      <style:table-column-properties fo:break-before="auto" style:column-width="79.91pt"/>
    </style:style>
    <style:style style:name="co39" style:family="table-column">
      <style:table-column-properties fo:break-before="auto" style:column-width="123pt"/>
    </style:style>
    <style:style style:name="co40" style:family="table-column">
      <style:table-column-properties fo:break-before="auto" style:column-width="120.64pt"/>
    </style:style>
    <style:style style:name="co41" style:family="table-column">
      <style:table-column-properties fo:break-before="auto" style:column-width="162.14pt"/>
    </style:style>
    <style:style style:name="co42" style:family="table-column">
      <style:table-column-properties fo:break-before="auto" style:column-width="118.29pt"/>
    </style:style>
    <style:style style:name="co43" style:family="table-column">
      <style:table-column-properties fo:break-before="auto" style:column-width="109.7pt"/>
    </style:style>
    <style:style style:name="co44" style:family="table-column">
      <style:table-column-properties fo:break-before="auto" style:column-width="107.29pt"/>
    </style:style>
    <style:style style:name="co45" style:family="table-column">
      <style:table-column-properties fo:break-before="auto" style:column-width="86.94pt"/>
    </style:style>
    <style:style style:name="co46" style:family="table-column">
      <style:table-column-properties fo:break-before="auto" style:column-width="216.45pt"/>
    </style:style>
    <style:style style:name="co47" style:family="table-column">
      <style:table-column-properties fo:break-before="auto" style:column-width="267.14pt"/>
    </style:style>
    <style:style style:name="co48" style:family="table-column">
      <style:table-column-properties fo:break-before="auto" style:column-width="191.2pt"/>
    </style:style>
    <style:style style:name="co49" style:family="table-column">
      <style:table-column-properties fo:break-before="auto" style:column-width="206.11pt"/>
    </style:style>
    <style:style style:name="co50" style:family="table-column">
      <style:table-column-properties fo:break-before="auto" style:column-width="140.26pt"/>
    </style:style>
    <style:style style:name="co51" style:family="table-column">
      <style:table-column-properties fo:break-before="auto" style:column-width="78.46pt"/>
    </style:style>
    <style:style style:name="co52" style:family="table-column">
      <style:table-column-properties fo:break-before="auto" style:column-width="83.06pt"/>
    </style:style>
    <style:style style:name="co53" style:family="table-column">
      <style:table-column-properties fo:break-before="auto" style:column-width="66.25pt"/>
    </style:style>
    <style:style style:name="co54" style:family="table-column">
      <style:table-column-properties fo:break-before="auto" style:column-width="216.14pt"/>
    </style:style>
    <style:style style:name="co55" style:family="table-column">
      <style:table-column-properties fo:break-before="auto" style:column-width="79.6pt"/>
    </style:style>
    <style:style style:name="co56" style:family="table-column">
      <style:table-column-properties fo:break-before="auto" style:column-width="214.61pt"/>
    </style:style>
    <style:style style:name="co57" style:family="table-column">
      <style:table-column-properties fo:break-before="auto" style:column-width="134.19pt"/>
    </style:style>
    <style:style style:name="co58" style:family="table-column">
      <style:table-column-properties fo:break-before="auto" style:column-width="351.16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5.1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Experiments">
      <style:table-properties table:display="true" style:writing-mode="lr-tb"/>
    </style:style>
    <style:style style:name="ta2" style:family="table" style:master-page-name="PageStyle_5f_Biosamples">
      <style:table-properties table:display="true" style:writing-mode="lr-tb"/>
    </style:style>
    <style:style style:name="ta3" style:family="table" style:master-page-name="PageStyle_5f_Libraries">
      <style:table-properties table:display="true" style:writing-mode="lr-tb"/>
    </style:style>
    <style:style style:name="ta4" style:family="table" style:master-page-name="PageStyle_5f_Replicat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fo:wrap-option="no-wrap" style:rotation-align="non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6">
      <style:table-cell-properties style:rotation-align="none"/>
    </style:style>
    <style:style style:name="ce34" style:family="table-cell" style:parent-style-name="Default" style:data-style-name="N37">
      <style:table-cell-properties fo:wrap-option="no-wrap" style:rotation-align="none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</style:style>
    <style:style style:name="ce4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5" table:default-cell-style-name="ce20"/>
        <table:table-column table:style-name="co6" table:default-cell-style-name="ce26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6"/>
        <table:table-column table:style-name="co11" table:number-columns-repeated="1009" table:default-cell-style-name="ce18"/>
        <table:table-row table:style-name="ro1">
          <table:table-cell office:value-type="string" calcext:value-type="string">
            <text:p>uuid</text:p>
          </table:table-cell>
          <table:table-cell table:style-name="ce19" office:value-type="string" calcext:value-type="string">
            <text:p>experiment_acces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assay_term_name</text:p>
          </table:table-cell>
          <table:table-cell table:style-name="ce19" office:value-type="string" calcext:value-type="string">
            <text:p>aliases:array</text:p>
          </table:table-cell>
          <table:table-cell table:style-name="ce19" office:value-type="string" calcext:value-type="string">
            <text:p>biosample_type</text:p>
          </table:table-cell>
          <table:table-cell table:style-name="ce19" office:value-type="string" calcext:value-type="string">
            <text:p>biosample_term_id</text:p>
          </table:table-cell>
          <table:table-cell table:style-name="ce19" office:value-type="string" calcext:value-type="string">
            <text:p>biosample_term_name</text:p>
          </table:table-cell>
          <table:table-cell table:style-name="ce19" office:value-type="string" calcext:value-type="string">
            <text:p>experiment_classification:array</text:p>
          </table:table-cell>
          <table:table-cell table:style-name="ce19" office:value-type="string" calcext:value-type="string">
            <text:p>lab</text:p>
          </table:table-cell>
          <table:table-cell table:style-name="ce19" office:value-type="string" calcext:value-type="string">
            <text:p>award</text:p>
          </table:table-cell>
          <table:table-cell table:style-name="ce27" table:number-columns-repeated="18"/>
          <table:table-cell table:number-columns-repeated="995"/>
        </table:table-row>
        <table:table-row table:style-name="ro2">
          <table:table-cell table:style-name="Default" office:value-type="string" calcext:value-type="string">
            <text:p>c7a17129-fde7-4047-87f4-704f0d128c10</text:p>
          </table:table-cell>
          <table:table-cell table:style-name="Default" office:value-type="string" calcext:value-type="string">
            <text:p>ENCSR723FBU</text:p>
          </table:table-cell>
          <table:table-cell table:style-name="ce18" office:value-type="string" calcext:value-type="string">
            <text:p>C1 e10.5 mouse limb run 2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8" office:value-type="string" calcext:value-type="string">
            <text:p>barbara-wold:c1_e10.5_mouse_limb_run2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0e959b7b-8f8a-41ff-b625-ee50a0c10b1d</text:p>
          </table:table-cell>
          <table:table-cell table:style-name="Default" office:value-type="string" calcext:value-type="string">
            <text:p>ENCSR062KGY</text:p>
          </table:table-cell>
          <table:table-cell table:style-name="ce18" office:value-type="string" calcext:value-type="string">
            <text:p>C1 e10.5 mouse limb run 1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9" office:value-type="string" calcext:value-type="string">
            <text:p>barbara-wold:c1_e10.5_mouse_limb_run1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69c1af87-1393-4015-bfdc-54c049351929</text:p>
          </table:table-cell>
          <table:table-cell table:style-name="Default" office:value-type="string" calcext:value-type="string">
            <text:p>ENCSR559CDN</text:p>
          </table:table-cell>
          <table:table-cell table:style-name="ce18" office:value-type="string" calcext:value-type="string">
            <text:p>C1 e10.5 mouse limb run 3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9" office:value-type="string" calcext:value-type="string">
            <text:p>barbara-wold:c1_e10.5_mouse_limb_run3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09979a15-425a-44e3-8809-760d87bfa2b6</text:p>
          </table:table-cell>
          <table:table-cell table:style-name="Default" office:value-type="string" calcext:value-type="string">
            <text:p>ENCSR881ZYX</text:p>
          </table:table-cell>
          <table:table-cell table:style-name="ce19" office:value-type="string" calcext:value-type="string">
            <text:p>C1 e11.0 mouse limb run 5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9" office:value-type="string" calcext:value-type="string">
            <text:p>barbara-wold:c1_e11.0_mouse_limb_run5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ba72b419-d79a-42d1-8cdb-2c2c962a3c7d</text:p>
          </table:table-cell>
          <table:table-cell table:style-name="Default" office:value-type="string" calcext:value-type="string">
            <text:p>ENCSR182LFI</text:p>
          </table:table-cell>
          <table:table-cell table:style-name="ce19" office:value-type="string" calcext:value-type="string">
            <text:p>C1 e11.5 mouse limb run 6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9" office:value-type="string" calcext:value-type="string">
            <text:p>barbara-wold:c1_e11.5_mouse_limb_run6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3227b230-fd36-4706-a348-f44e16ebbc5e</text:p>
          </table:table-cell>
          <table:table-cell table:style-name="Default" office:value-type="string" calcext:value-type="string">
            <text:p>ENCSR652JLT</text:p>
          </table:table-cell>
          <table:table-cell table:style-name="ce18" office:value-type="string" calcext:value-type="string">
            <text:p>C1 e12.5 mouse limb run 7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9" office:value-type="string" calcext:value-type="string">
            <text:p>barbara-wold:c1_e12.5_mouse_limb_run7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Default" office:value-type="string" calcext:value-type="string">
            <text:p>31f9dc6b-2675-4234-ae6a-3a7f3c945801</text:p>
          </table:table-cell>
          <table:table-cell table:style-name="Default" office:value-type="string" calcext:value-type="string">
            <text:p>ENCSR839DYB</text:p>
          </table:table-cell>
          <table:table-cell table:style-name="ce18" office:value-type="string" calcext:value-type="string">
            <text:p>C1 e13.5 mouse limb run 4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8" office:value-type="string" calcext:value-type="string">
            <text:p>barbara-wold:c1_e13.5_mouse_limb_run4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3f1b84df-1497-4fbc-b915-70342c4b22d7</text:p>
          </table:table-cell>
          <table:table-cell table:style-name="Default" office:value-type="string" calcext:value-type="string">
            <text:p>ENCSR311IKT</text:p>
          </table:table-cell>
          <table:table-cell table:style-name="ce18" office:value-type="string" calcext:value-type="string">
            <text:p>C1 e13.5 mouse limb run 8</text:p>
          </table:table-cell>
          <table:table-cell table:style-name="ce23" office:value-type="string" calcext:value-type="string">
            <text:p>single cell isolation followed by RNA-seq</text:p>
          </table:table-cell>
          <table:table-cell table:style-name="ce18" office:value-type="string" calcext:value-type="string">
            <text:p>barbara-wold:c1_e13.5_mouse_limb_run8</text:p>
          </table:table-cell>
          <table:table-cell table:style-name="ce23" office:value-type="string" calcext:value-type="string">
            <text:p>single cell</text:p>
          </table:table-cell>
          <table:table-cell table:style-name="ce23" office:value-type="string" calcext:value-type="string">
            <text:p>UBERON:0002102</text:p>
          </table:table-cell>
          <table:table-cell table:style-name="ce23" office:value-type="string" calcext:value-type="string">
            <text:p>forelimb</text:p>
          </table:table-cell>
          <table:table-cell table:style-name="ce23" office:value-type="string" calcext:value-type="string">
            <text:p>functional genomics assay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sample" table:style-name="ta2">
        <table:table-column table:style-name="co12" table:default-cell-style-name="ce18"/>
        <table:table-column table:style-name="co9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number-columns-repeated="2" table:default-cell-style-name="ce18"/>
        <table:table-column table:style-name="co20" table:default-cell-style-name="ce18"/>
        <table:table-column table:style-name="co19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11" table:number-columns-repeated="1001" table:default-cell-style-name="ce18"/>
        <table:table-column table:style-name="co11" table:default-cell-style-name="ce39"/>
        <table:table-column table:style-name="co11" table:default-cell-style-name="Default"/>
        <table:table-row table:style-name="ro2">
          <table:table-cell table:style-name="ce19" office:value-type="string" calcext:value-type="string">
            <text:p>uuid</text:p>
          </table:table-cell>
          <table:table-cell table:style-name="ce19" office:value-type="string" calcext:value-type="string">
            <text:p>biosample_accession</text:p>
          </table:table-cell>
          <table:table-cell table:style-name="ce19" office:value-type="string" calcext:value-type="string">
            <text:p>biosample_term_id</text:p>
          </table:table-cell>
          <table:table-cell table:style-name="ce19" office:value-type="string" calcext:value-type="string">
            <text:p>biosample_term_nam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aliases:array</text:p>
          </table:table-cell>
          <table:table-cell table:style-name="ce19" office:value-type="string" calcext:value-type="string">
            <text:p>biosample_type</text:p>
          </table:table-cell>
          <table:table-cell table:style-name="ce19" office:value-type="string" calcext:value-type="string">
            <text:p>date_obtained:date</text:p>
          </table:table-cell>
          <table:table-cell table:style-name="ce19" office:value-type="string" calcext:value-type="string">
            <text:p>organism</text:p>
          </table:table-cell>
          <table:table-cell table:style-name="ce19" office:value-type="string" calcext:value-type="string">
            <text:p>part_of</text:p>
          </table:table-cell>
          <table:table-cell table:style-name="ce19" office:value-type="string" calcext:value-type="string">
            <text:p>part_of_comment:skip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protocol_documents:array</text:p>
          </table:table-cell>
          <table:table-cell table:style-name="ce19" office:value-type="string" calcext:value-type="string">
            <text:p>starting_amount:integer</text:p>
          </table:table-cell>
          <table:table-cell table:style-name="ce19" office:value-type="string" calcext:value-type="string">
            <text:p>starting_amount_units</text:p>
          </table:table-cell>
          <table:table-cell table:style-name="ce19" office:value-type="string" calcext:value-type="string">
            <text:p>model_organism_age</text:p>
          </table:table-cell>
          <table:table-cell table:style-name="ce35" office:value-type="string" calcext:value-type="string">
            <text:p>model_organism_age_units</text:p>
          </table:table-cell>
          <table:table-cell table:style-name="ce19" office:value-type="string" calcext:value-type="string">
            <text:p>mouse_life_stage</text:p>
          </table:table-cell>
          <table:table-cell table:style-name="ce19" office:value-type="string" calcext:value-type="string">
            <text:p>donor</text:p>
          </table:table-cell>
          <table:table-cell table:style-name="ce19" office:value-type="string" calcext:value-type="string">
            <text:p>lab</text:p>
          </table:table-cell>
          <table:table-cell table:style-name="ce19" office:value-type="string" calcext:value-type="string">
            <text:p>award</text:p>
          </table:table-cell>
          <table:table-cell table:style-name="ce27"/>
          <table:table-cell table:number-columns-repeated="1002"/>
        </table:table-row>
        <table:table-row table:style-name="ro3">
          <table:table-cell table:style-name="Default" office:value-type="string" calcext:value-type="string">
            <text:p>d27619c5-fa99-4d7e-baaa-4c471ef91495</text:p>
          </table:table-cell>
          <table:table-cell table:style-name="Default" office:value-type="string" calcext:value-type="string">
            <text:p>ENCBS296NSC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 embryonic mouse forelimb</text:p>
          </table:table-cell>
          <table:table-cell office:value-type="string" calcext:value-type="string">
            <text:p>barbara-wold:c1_e10.5_mouse_limb_run2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6-06-20" calcext:value-type="date">
            <text:p>6/20/2016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number-columns-repeated="1003"/>
        </table:table-row>
        <table:table-row table:style-name="ro2">
          <table:table-cell table:style-name="Default" office:value-type="string" calcext:value-type="string">
            <text:p>b90bc23a-ecd6-45b8-9fdd-47656848907b</text:p>
          </table:table-cell>
          <table:table-cell table:style-name="Default" office:value-type="string" calcext:value-type="string">
            <text:p>ENCBS554MMC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embryonic mouse forelimb</text:p>
          </table:table-cell>
          <table:table-cell table:style-name="ce19" office:value-type="string" calcext:value-type="string">
            <text:p>barbara-wold:c1_e10.5_mouse_limb_run1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6-06-06" calcext:value-type="date">
            <text:p>6/6/2016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4">
          <table:table-cell table:style-name="Default" office:value-type="string" calcext:value-type="string">
            <text:p>465c3006-7223-4059-9792-4cf07fc9bc17</text:p>
          </table:table-cell>
          <table:table-cell table:style-name="Default" office:value-type="string" calcext:value-type="string">
            <text:p>ENCBS439GGN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 embryonic mouse forelimb</text:p>
          </table:table-cell>
          <table:table-cell table:style-name="ce19" office:value-type="string" calcext:value-type="string">
            <text:p>barbara-wold:c1_e10.5_mouse_limb_run3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6-12-05" calcext:value-type="date">
            <text:p>12/5/2016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4">
          <table:table-cell table:style-name="Default" office:value-type="string" calcext:value-type="string">
            <text:p>f5000129-b35f-4bc2-91a7-ef41d044dc90</text:p>
          </table:table-cell>
          <table:table-cell table:style-name="Default" office:value-type="string" calcext:value-type="string">
            <text:p>ENCBS661XMW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1.0 day embryonic mouse forelimb</text:p>
          </table:table-cell>
          <table:table-cell table:style-name="ce19" office:value-type="string" calcext:value-type="string">
            <text:p>barbara-wold:c1_e11.0_mouse_limb_run5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7-01-23" calcext:value-type="date">
            <text:p>1/23/2017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table:style-name="ce19" office:value-type="float" office:value="11" calcext:value-type="float">
            <text:p>11</text:p>
          </table:table-cell>
          <table:table-cell table:style-name="ce35"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2">
          <table:table-cell table:style-name="Default" office:value-type="string" calcext:value-type="string">
            <text:p>44471c7f-0e22-4f1a-8033-64721a012843</text:p>
          </table:table-cell>
          <table:table-cell table:style-name="Default" office:value-type="string" calcext:value-type="string">
            <text:p>ENCBS366ZCP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1.5 day embryonic mouse forelimb</text:p>
          </table:table-cell>
          <table:table-cell table:style-name="ce19" office:value-type="string" calcext:value-type="string">
            <text:p>barbara-wold:c1_e11.5_mouse_limb_run6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7-01-31" calcext:value-type="date">
            <text:p>1/31/2017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table:style-name="ce19" office:value-type="float" office:value="11.5" calcext:value-type="float">
            <text:p>11.5</text:p>
          </table:table-cell>
          <table:table-cell table:style-name="ce35"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2">
          <table:table-cell table:style-name="Default" office:value-type="string" calcext:value-type="string">
            <text:p>878aa64c-3507-4b2b-a203-e0a38c5dff35</text:p>
          </table:table-cell>
          <table:table-cell table:style-name="Default" office:value-type="string" calcext:value-type="string">
            <text:p>ENCBS471HOV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2.5 day embryonic mouse forelimb</text:p>
          </table:table-cell>
          <table:table-cell office:value-type="string" calcext:value-type="string">
            <text:p>barbara-wold:c1_e12.5_mouse_limb_run7_template</text:p>
          </table:table-cell>
          <table:table-cell office:value-type="string" calcext:value-type="string">
            <text:p>single cell</text:p>
          </table:table-cell>
          <table:table-cell table:style-name="ce34" office:value-type="date" office:date-value="2017-02-01" calcext:value-type="date">
            <text:p>02/01/17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2">
          <table:table-cell table:style-name="Default" office:value-type="string" calcext:value-type="string">
            <text:p>59f7f3a0-82a8-43fb-9644-3ac4181c3a4b</text:p>
          </table:table-cell>
          <table:table-cell table:style-name="Default" office:value-type="string" calcext:value-type="string">
            <text:p>ENCBS841DUB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3.5 day embryonic mouse forelimb</text:p>
          </table:table-cell>
          <table:table-cell office:value-type="string" calcext:value-type="string">
            <text:p>barbara-wold:c1_e13.5_mouse_limb_run4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7-01-19" calcext:value-type="date">
            <text:p>1/19/2017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table:style-name="ce19" office:value-type="float" office:value="13.5" calcext:value-type="float">
            <text:p>13.5</text:p>
          </table:table-cell>
          <table:table-cell table:style-name="ce35"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2">
          <table:table-cell table:style-name="Default" office:value-type="string" calcext:value-type="string">
            <text:p>94f31541-979c-4935-a362-d363bf5a5fdf</text:p>
          </table:table-cell>
          <table:table-cell table:style-name="Default" office:value-type="string" calcext:value-type="string">
            <text:p>ENCBS306QOG</text:p>
          </table:table-cell>
          <table:table-cell table:style-name="ce23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3.5 day embryonic mouse forelimb</text:p>
          </table:table-cell>
          <table:table-cell office:value-type="string" calcext:value-type="string">
            <text:p>barbara-wold:c1_e13.5_mouse_limb_run8_template</text:p>
          </table:table-cell>
          <table:table-cell office:value-type="string" calcext:value-type="string">
            <text:p>single cell</text:p>
          </table:table-cell>
          <table:table-cell table:style-name="ce32" office:value-type="date" office:date-value="2017-02-23" calcext:value-type="date">
            <text:p>2/23/2017</text:p>
          </table:table-cell>
          <table:table-cell table:style-name="ce35" office:value-type="string" calcext:value-type="string">
            <text:p>/organisms/mouse</text:p>
          </table:table-cell>
          <table:table-cell table:style-name="Default"/>
          <table:table-cell/>
          <table:table-cell office:value-type="string" calcext:value-type="string">
            <text:p>/sources/gems-caltech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s</text:p>
          </table:table-cell>
          <table:table-cell table:style-name="ce19" office:value-type="float" office:value="13.5" calcext:value-type="float">
            <text:p>13.5</text:p>
          </table:table-cell>
          <table:table-cell table:style-name="ce35" office:value-type="string" calcext:value-type="string">
            <text:p>day</text:p>
          </table:table-cell>
          <table:table-cell office:value-type="string" calcext:value-type="string">
            <text:p>embryonic</text:p>
          </table:table-cell>
          <table:table-cell table:style-name="ce23" office:value-type="string" calcext:value-type="string">
            <text:p>/mouse-donors/ENCDO956IXV/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ce27"/>
          <table:table-cell table:number-columns-repeated="1002"/>
        </table:table-row>
        <table:table-row table:style-name="ro2" table:number-rows-repeated="35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number-columns-repeated="9"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 table:number-rows-repeated="78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style-name="ce19"/>
          <table:table-cell table:number-columns-repeated="8"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number-columns-repeated="9"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 table:number-rows-repeated="31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style-name="ce19"/>
          <table:table-cell table:number-columns-repeated="8"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number-columns-repeated="6"/>
          <table:table-cell table:style-name="ce19"/>
          <table:table-cell table:style-name="ce35"/>
          <table:table-cell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 table:number-rows-repeated="52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style-name="ce19"/>
          <table:table-cell table:number-columns-repeated="5"/>
          <table:table-cell table:style-name="ce19"/>
          <table:table-cell table:style-name="ce35"/>
          <table:table-cell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number-columns-repeated="6"/>
          <table:table-cell table:style-name="ce19"/>
          <table:table-cell table:style-name="ce35"/>
          <table:table-cell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2" table:number-rows-repeated="62">
          <table:table-cell table:style-name="Default" table:number-columns-repeated="2"/>
          <table:table-cell table:style-name="ce23"/>
          <table:table-cell table:number-columns-repeated="2"/>
          <table:table-cell table:style-name="ce19"/>
          <table:table-cell/>
          <table:table-cell table:style-name="ce32"/>
          <table:table-cell table:style-name="ce35"/>
          <table:table-cell table:style-name="ce19"/>
          <table:table-cell table:number-columns-repeated="5"/>
          <table:table-cell table:style-name="ce19"/>
          <table:table-cell table:style-name="ce35"/>
          <table:table-cell/>
          <table:table-cell table:style-name="ce23"/>
          <table:table-cell table:style-name="ce19" table:number-columns-repeated="2"/>
          <table:table-cell table:style-name="ce27"/>
          <table:table-cell table:number-columns-repeated="1002"/>
        </table:table-row>
        <table:table-row table:style-name="ro3">
          <table:table-cell table:style-name="Default" table:number-columns-repeated="2"/>
          <table:table-cell table:style-name="ce23"/>
          <table:table-cell table:number-columns-repeated="4"/>
          <table:table-cell table:style-name="ce34"/>
          <table:table-cell table:style-name="ce35"/>
          <table:table-cell table:number-columns-repeated="9"/>
          <table:table-cell table:style-name="ce23"/>
          <table:table-cell table:style-name="ce19" table:number-columns-repeated="2"/>
          <table:table-cell table:number-columns-repeated="1003"/>
        </table:table-row>
        <table:table-row table:style-name="ro2" table:number-rows-repeated="79">
          <table:table-cell table:style-name="Default" table:number-columns-repeated="2"/>
          <table:table-cell table:style-name="ce23"/>
          <table:table-cell table:number-columns-repeated="4"/>
          <table:table-cell table:style-name="ce34"/>
          <table:table-cell table:style-name="ce35"/>
          <table:table-cell table:number-columns-repeated="9"/>
          <table:table-cell table:style-name="ce23"/>
          <table:table-cell table:style-name="ce19" table:number-columns-repeated="2"/>
          <table:table-cell table:number-columns-repeated="1003"/>
        </table:table-row>
        <table:table-row table:style-name="ro2" table:number-rows-repeated="105">
          <table:table-cell table:style-name="Default" table:number-columns-repeated="2"/>
          <table:table-cell table:style-name="ce23"/>
          <table:table-cell table:number-columns-repeated="4"/>
          <table:table-cell table:style-name="ce32"/>
          <table:table-cell table:style-name="ce35"/>
          <table:table-cell table:number-columns-repeated="6"/>
          <table:table-cell table:style-name="ce19"/>
          <table:table-cell table:style-name="ce35"/>
          <table:table-cell/>
          <table:table-cell table:style-name="ce23"/>
          <table:table-cell table:style-name="ce19" table:number-columns-repeated="2"/>
          <table:table-cell table:number-columns-repeated="1003"/>
        </table:table-row>
        <table:table-row table:style-name="ro2" table:number-rows-repeated="1048093">
          <table:table-cell table:number-columns-repeated="1024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brary" table:style-name="ta3">
        <table:table-column table:style-name="co29" table:default-cell-style-name="ce18"/>
        <table:table-column table:style-name="co30" table:default-cell-style-name="ce40"/>
        <table:table-column table:style-name="co31" table:default-cell-style-name="ce18"/>
        <table:table-column table:style-name="co32" table:default-cell-style-name="ce18"/>
        <table:table-column table:style-name="co33" table:default-cell-style-name="ce20"/>
        <table:table-column table:style-name="co34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11" table:default-cell-style-name="ce18"/>
        <table:table-column table:style-name="co34" table:default-cell-style-name="ce18"/>
        <table:table-column table:style-name="co42" table:default-cell-style-name="ce18"/>
        <table:table-column table:style-name="co43" table:default-cell-style-name="ce18"/>
        <table:table-column table:style-name="co44" table:default-cell-style-name="ce18"/>
        <table:table-column table:style-name="co5" table:default-cell-style-name="ce18"/>
        <table:table-column table:style-name="co45" table:default-cell-style-name="ce18"/>
        <table:table-column table:style-name="co11" table:number-columns-repeated="1002" table:default-cell-style-name="ce18"/>
        <table:table-column table:style-name="co11" table:number-columns-repeated="2" table:default-cell-style-name="Default"/>
        <table:table-row table:style-name="ro2">
          <table:table-cell office:value-type="string" calcext:value-type="string">
            <text:p>uuid</text:p>
          </table:table-cell>
          <table:table-cell table:style-name="ce19" office:value-type="string" calcext:value-type="string">
            <text:p>library_accession</text:p>
          </table:table-cell>
          <table:table-cell table:style-name="ce19" office:value-type="string" calcext:value-type="string">
            <text:p>aliases:array</text:p>
          </table:table-cell>
          <table:table-cell table:style-name="ce19" office:value-type="string" calcext:value-type="string">
            <text:p>biosample</text:p>
          </table:table-cell>
          <table:table-cell table:style-name="ce19" office:value-type="string" calcext:value-type="string">
            <text:p>nucleic_acid_term_name</text:p>
          </table:table-cell>
          <table:table-cell table:style-name="ce19" office:value-type="string" calcext:value-type="string">
            <text:p>depleted_in_term_name</text:p>
          </table:table-cell>
          <table:table-cell table:style-name="ce19" office:value-type="string" calcext:value-type="string">
            <text:p>nucleic_acid_starting_quantity</text:p>
          </table:table-cell>
          <table:table-cell table:style-name="ce19" office:value-type="string" calcext:value-type="string">
            <text:p>nucleic_acid_starting_quantity_units</text:p>
          </table:table-cell>
          <table:table-cell table:style-name="ce19" office:value-type="string" calcext:value-type="string">
            <text:p>size_range</text:p>
          </table:table-cell>
          <table:table-cell table:style-name="ce19" office:value-type="string" calcext:value-type="string">
            <text:p>lysis_method</text:p>
          </table:table-cell>
          <table:table-cell table:style-name="ce19" office:value-type="string" calcext:value-type="string">
            <text:p>fragmentation_method</text:p>
          </table:table-cell>
          <table:table-cell table:style-name="ce19" office:value-type="string" calcext:value-type="string">
            <text:p>extraction_method</text:p>
          </table:table-cell>
          <table:table-cell table:style-name="ce19" office:value-type="string" calcext:value-type="string">
            <text:p>library_size_selection_method</text:p>
          </table:table-cell>
          <table:table-cell table:style-name="ce19" office:value-type="string" calcext:value-type="string">
            <text:p>treatments</text:p>
          </table:table-cell>
          <table:table-cell table:style-name="ce19" office:value-type="string" calcext:value-type="string">
            <text:p>strand_specificity:boolean</text:p>
          </table:table-cell>
          <table:table-cell table:style-name="ce19" office:value-type="string" calcext:value-type="string">
            <text:p>spikeins_used:array</text:p>
          </table:table-cell>
          <table:table-cell table:style-name="ce19" office:value-type="string" calcext:value-type="string">
            <text:p>spike in pool:skip</text:p>
          </table:table-cell>
          <table:table-cell table:style-name="ce19" office:value-type="string" calcext:value-type="string">
            <text:p>documents:array</text:p>
          </table:table-cell>
          <table:table-cell table:style-name="ce19" office:value-type="string" calcext:value-type="string">
            <text:p>lab</text:p>
          </table:table-cell>
          <table:table-cell table:style-name="ce19" office:value-type="string" calcext:value-type="string">
            <text:p>award</text:p>
          </table:table-cell>
          <table:table-cell table:style-name="ce27" office:value-type="string" calcext:value-type="string">
            <text:p>barcode_details:json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7d3aff52-b8fd-4399-8f79-0ba9e34eaa0f</text:p>
          </table:table-cell>
          <table:table-cell table:style-name="Default" office:value-type="string" calcext:value-type="string">
            <text:p>ENCLB971JGJ</text:p>
          </table:table-cell>
          <table:table-cell table:style-name="Default" office:value-type="string" calcext:value-type="string">
            <text:p>barbara-wold:18042_A1,barbara-wold:18042_A11,barbara-wold:18042_A12,barbara-wold:18042_A2,barbara-wold:18042_A3,barbara-wold:18042_A4,barbara-wold:18042_A5,barbara-wold:18042_A6,barbara-wold:18042_A7,barbara-wold:18042_A8,barbara-wold:18042_A9,barbara-wold:18043_B1,barbara-wold:18043_B10,barbara-wold:18043_B11,barbara-wold:18043_B12,barbara-wold:18043_B2,barbara-wold:18043_B3,barbara-wold:18043_B4,barbara-wold:18043_B5,barbara-wold:18043_B6,barbara-wold:18043_B7,barbara-wold:18043_B8,barbara-wold:18043_B9,barbara-wold:18044_C1,barbara-wold:18044_C10,barbara-wold:18044_C11,barbara-wold:18044_C12,barbara-wold:18044_C2,barbara-wold:18044_C3,barbara-wold:18044_C4,barbara-wold:18044_C5,barbara-wold:18044_C6,barbara-wold:18044_C7,barbara-wold:18044_C8,barbara-wold:18044_C9,barbara-wold:18045_D1,barbara-wold:18045_D10,barbara-wold:18045_D11,barbara-wold:18045_D12,barbara-wold:18045_D2,barbara-wold:18045_D4,barbara-wold:18045_D5,barbara-wold:18045_D6,barbara-wold:18045_D7,barbara-wold:18045_D8,barbara-wold:18046_E1,barbara-wold:18046_E10,barbara-wold:18046_E2,barbara-wold:18046_E3,barbara-wold:18046_E6,barbara-wold:18046_E7,barbara-wold:18046_E8,barbara-wold:18046_E9,barbara-wold:18047_F1,barbara-wold:18047_F10,barbara-wold:18047_F11,barbara-wold:18047_F12,barbara-wold:18047_F2,barbara-wold:18047_F3,barbara-wold:18047_F4,barbara-wold:18047_F5,barbara-wold:18047_F6,barbara-wold:18047_F7,barbara-wold:18047_F8,barbara-wold:18047_F9,barbara-wold:18048_G1,barbara-wold:18048_G10,barbara-wold:18048_G11,barbara-wold:18048_G12,barbara-wold:18048_G2,barbara-wold:18048_G3,barbara-wold:18048_G4,barbara-wold:18048_G5,barbara-wold:18048_G6,barbara-wold:18048_G7,barbara-wold:18048_G8,barbara-wold:18049_H1,barbara-wold:18049_H10,barbara-wold:18049_H11,barbara-wold:18049_H2,barbara-wold:18049_H3,barbara-wold:18049_H4,barbara-wold:18049_H5,barbara-wold:18049_H6,barbara-wold:18049_H7,barbara-wold:18049_H8,barbara-wold:18049_H9</text:p>
          </table:table-cell>
          <table:table-cell table:formula="of:=[$Biosample.F2]" office:value-type="string" office:string-value="barbara-wold:c1_e10.5_mouse_limb_run2_template" calcext:value-type="string">
            <text:p>barbara-wold:c1_e10.5_mouse_limb_run2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493-662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2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CGAGGCTGGCGTAAGA", "plate_id": "17327", "plate_location": "A10"}, {"barcode": "AAGAGGCAGCGTAAGA", "plate_id": "17327", "plate_location": "A11"}, {"barcode": "GTAGAGGAGCGTAAGA", "plate_id": "17327", "plate_location": "A12"}, {"barcode": "CGTACTAGGCGTACGA", "plate_id": "17327", "plate_location": "A2"}, {"barcode": "AGGCAGAAGCGTAAGA", "plate_id": "17327", "plate_location": "A3"}, {"barcode": "TCCTGAGCGCGTAAGA", "plate_id": "17327", "plate_location": "A4"}, {"barcode": "GGACTCCTGCGTAAGA", "plate_id": "17327", "plate_location": "A5"}, {"barcode": "CTCTCTACGCGTAAGA", "plate_id": "17327", "plate_location": "A7"}, {"barcode": "CAGAGAGGGCGTAAGA", "plate_id": "17327", "plate_location": "A8"}, {"barcode": "GCTACGCTGCGTAAGA", "plate_id": "17327", "plate_location": "A9"}, {"barcode": "TAAGGCGACTCTCTAT", "plate_id": "17328", "plate_location": "B1"}, {"barcode": "AAGAGGCACTCTCTAT", "plate_id": "17328", "plate_location": "B11"}, {"barcode": "GTAGAGGACTCTCTAT", "plate_id": "17328", "plate_location": "B12"}, {"barcode": "TCCTGAGCCTCTCTAT", "plate_id": "17328", "plate_location": "B4"}, {"barcode": "GGACTCCTCTCTCTAT", "plate_id": "17328", "plate_location": "B5"}, {"barcode": "TAGGCATGCTCTCTAT", "plate_id": "17328", "plate_location": "B6"}, {"barcode": "CAGAGAGGCTCTCTAT", "plate_id": "17328", "plate_location": "B8"}, {"barcode": "TAAGGCGATATCCTCT", "plate_id": "17329", "plate_location": "C1"}, {"barcode": "CGAGGCTGTATCCTCT", "plate_id": "17329", "plate_location": "C10"}, {"barcode": "CGTACTAGTATCCTCT", "plate_id": "17329", "plate_location": "C2"}, {"barcode": "TCCTGAGCTATCCTCT", "plate_id": "17329", "plate_location": "C4"}, {"barcode": "GGACTCCTTATCCTCT", "plate_id": "17329", "plate_location": "C5"}, {"barcode": "TAGGCATGTATCCTCT", "plate_id": "17329", "plate_location": "C6"}, {"barcode": "CTCTCTACTATCCTCT", "plate_id": "17329", "plate_location": "C7"}, {"barcode": "CAGAGAGGTATCCTCT", "plate_id": "17329", "plate_location": "C8"}, {"barcode": "GCTACGCTTATCCTCT", "plate_id": "17329", "plate_location": "C9"}, {"barcode": "TAAGGCGAAGAGTAGA", "plate_id": "17330", "plate_location": "D1"}, {"barcode": "GTAGAGGAAGAGTAGA", "plate_id": "17330", "plate_location": "D12"}, {"barcode": "CGTACTAGAGAGTAGA", "plate_id": "17330", "plate_location": "D2"}, {"barcode": "AGGCAGAAAGAGTAGA", "plate_id": "17330", "plate_location": "D3"}, {"barcode": "TCCTGAGCAGAGTAGA", "plate_id": "17330", "plate_location": "D4"}, {"barcode": "GGACTCCTAGAGTAGA", "plate_id": "17330", "plate_location": "D5"}, {"barcode": "CAGAGAGGAGAGTAGA", "plate_id": "17330", "plate_location": "D8"}, {"barcode": "GCTACGCTAGAGTAGA", "plate_id": "17330", "plate_location": "D9"}, {"barcode": "TAAGGCGAGTAAGGAG", "plate_id": "17331", "plate_location": "E1"}, {"barcode": "CGTACTAGGTAAGGAG", "plate_id": "17331", "plate_location": "E2"}, {"barcode": "AGGCAGAAGTAAGGAG", "plate_id": "17331", "plate_location": "E3"}, {"barcode": "TAGGCATGGTAAGGAG", "plate_id": "17331", "plate_location": "E6"}, {"barcode": "CTCTCTACGTAAGGAG", "plate_id": "17331", "plate_location": "E7"}, {"barcode": "CAGAGAGGGTAAGGAG", "plate_id": "17331", "plate_location": "E8"}, {"barcode": "GCTACGCTGTAAGGAG", "plate_id": "17331", "plate_location": "E9"}, {"barcode": "TAAGGCGAACTGCATA", "plate_id": "17332", "plate_location": "F1"}, {"barcode": "CGTACTAGACTGCATA", "plate_id": "17332", "plate_location": "F2"}, {"barcode": "AGGCAGAAACTGCATA", "plate_id": "17332", "plate_location": "F3"}, {"barcode": "TAGGCATGACTGCATA", "plate_id": "17332", "plate_location": "F6"}, {"barcode": "CTCTCTACACTGCATA", "plate_id": "17332", "plate_location": "F7"}, {"barcode": "CAGAGAGGACTGCATA", "plate_id": "17332", "plate_location": "F8"}, {"barcode": "GCTACGCTACTGCATA", "plate_id": "17332", "plate_location": "F9"}, {"barcode": "TAAGGCGAAAGGAGTA", "plate_id": "17333", "plate_location": "G1"}, {"barcode": "CGTACTAGAAGGAGTA", "plate_id": "17333", "plate_location": "G2"}, {"barcode": "AGGCAGAAAAGGAGTA", "plate_id": "17333", "plate_location": "G3"}, {"barcode": "TAGGCATGAAGGAGTA", "plate_id": "17333", "plate_location": "G6"}, {"barcode": "GCTACGCTAAGGAGTA", "plate_id": "17333", "plate_location": "G9"}, {"barcode": "TAAGGCGACTAAGCCT", "plate_id": "17334", "plate_location": "H1"}, {"barcode": "AGGCAGAACTAAGCCT", "plate_id": "17334", "plate_location": "H3"}, {"barcode": "CTCTCTACCTAAGCCT", "plate_id": "17334", "plate_location": "H7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a5cb54df-7ca7-467d-90c2-a3aa1db59aff</text:p>
          </table:table-cell>
          <table:table-cell table:style-name="Default" office:value-type="string" calcext:value-type="string">
            <text:p>ENCLB724RNK</text:p>
          </table:table-cell>
          <table:table-cell table:style-name="Default" office:value-type="string" calcext:value-type="string">
            <text:p>barbara-wold:17327_A10,barbara-wold:17327_A11,barbara-wold:17327_A12,barbara-wold:17327_A2,barbara-wold:17327_A3,barbara-wold:17327_A4,barbara-wold:17327_A5,barbara-wold:17327_A7,barbara-wold:17327_A8,barbara-wold:17327_A9,barbara-wold:17328_B1,barbara-wold:17328_B11,barbara-wold:17328_B12,barbara-wold:17328_B4,barbara-wold:17328_B5,barbara-wold:17328_B6,barbara-wold:17328_B8,barbara-wold:17329_C1,barbara-wold:17329_C10,barbara-wold:17329_C2,barbara-wold:17329_C4,barbara-wold:17329_C5,barbara-wold:17329_C6,barbara-wold:17329_C7,barbara-wold:17329_C8,barbara-wold:17329_C9,barbara-wold:17330_D1,barbara-wold:17330_D12,barbara-wold:17330_D2,barbara-wold:17330_D3,barbara-wold:17330_D4,barbara-wold:17330_D5,barbara-wold:17330_D8,barbara-wold:17330_D9,barbara-wold:17331_E1,barbara-wold:17331_E2,barbara-wold:17331_E3,barbara-wold:17331_E6,barbara-wold:17331_E7,barbara-wold:17331_E8,barbara-wold:17331_E9,barbara-wold:17332_F1,barbara-wold:17332_F2,barbara-wold:17332_F3,barbara-wold:17332_F6,barbara-wold:17332_F7,barbara-wold:17332_F8,barbara-wold:17332_F9,barbara-wold:17333_G1,barbara-wold:17333_G2,barbara-wold:17333_G3,barbara-wold:17333_G6,barbara-wold:17333_G9,barbara-wold:17334_H1,barbara-wold:17334_H3,barbara-wold:17334_H7</text:p>
          </table:table-cell>
          <table:table-cell table:formula="of:=[$Biosample.F3]" office:value-type="string" office:string-value="barbara-wold:c1_e10.5_mouse_limb_run1_template" calcext:value-type="string">
            <text:p>barbara-wold:c1_e10.5_mouse_limb_run1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309-365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1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GCGTAAGA", "plate_id": "18042", "plate_location": "A1"}, {"barcode": "AAGAGGCAGCGTAAGA", "plate_id": "18042", "plate_location": "A11"}, {"barcode": "GTAGAGGAGCGTAAGA", "plate_id": "18042", "plate_location": "A12"}, {"barcode": "CGTACTAGGCGTAAGA", "plate_id": "18042", "plate_location": "A2"}, {"barcode": "AGGCAGAAGCGTAAGA", "plate_id": "18042", "plate_location": "A3"}, {"barcode": "TCCTGAGCGCGTAAGA", "plate_id": "18042", "plate_location": "A4"}, {"barcode": "GGACTCCTGCGTAAGA", "plate_id": "18042", "plate_location": "A5"}, {"barcode": "TAGGCATGGCGTAAGA", "plate_id": "18042", "plate_location": "A6"}, {"barcode": "CTCTCTACGCGTAAGA", "plate_id": "18042", "plate_location": "A7"}, {"barcode": "CAGAGAGAGCGTAAGA", "plate_id": "18042", "plate_location": "A8"}, {"barcode": "GCTACGCTGCGTAAGA", "plate_id": "18042", "plate_location": "A9"}, {"barcode": "TAAGGCGACTCTCTAT", "plate_id": "18043", "plate_location": "B1"}, {"barcode": "CGAGGCTGCTCTCTAT", "plate_id": "18043", "plate_location": "B10"}, {"barcode": "AAGAGGCACTCTCTAT", "plate_id": "18043", "plate_location": "B11"}, {"barcode": "GTAGAGGACTCTCTAT", "plate_id": "18043", "plate_location": "B12"}, {"barcode": "CGTACTAGCTCTCTAT", "plate_id": "18043", "plate_location": "B2"}, {"barcode": "AGGCAGAACTCTCTAT", "plate_id": "18043", "plate_location": "B3"}, {"barcode": "TCCTGAGCCTCTCTAT", "plate_id": "18043", "plate_location": "B4"}, {"barcode": "GGACTCCTCTCTCTAT", "plate_id": "18043", "plate_location": "B5"}, {"barcode": "TAGGCATGCTCTCTAT", "plate_id": "18043", "plate_location": "B6"}, {"barcode": "CTCTCTACCTCTCTAT", "plate_id": "18043", "plate_location": "B7"}, {"barcode": "CAGAGAGGCTCTCTAT", "plate_id": "18043", "plate_location": "B8"}, {"barcode": "GCTACGCTCTCTCTAT", "plate_id": "18043", "plate_location": "B9"}, {"barcode": "TAAGGCGATATCCTCT", "plate_id": "18044", "plate_location": "C1"}, {"barcode": "CGAGGCTGTATCCTCT", "plate_id": "18044", "plate_location": "C10"}, {"barcode": "AAGAGGCATATCCTCT", "plate_id": "18044", "plate_location": "C11"}, {"barcode": "GTAGAGGATATCCTCT", "plate_id": "18044", "plate_location": "C12"}, {"barcode": "CGTACTAGTATCCTCT", "plate_id": "18044", "plate_location": "C2"}, {"barcode": "AGGCAGAATATCCTCT", "plate_id": "18044", "plate_location": "C3"}, {"barcode": "TCCTGAGCTATCCTCT", "plate_id": "18044", "plate_location": "C4"}, {"barcode": "GGACTCCTTATCCTCT", "plate_id": "18044", "plate_location": "C5"}, {"barcode": "TAGGCATGTATCCTCT", "plate_id": "18044", "plate_location": "C6"}, {"barcode": "CTCTCTACTATCCTCT", "plate_id": "18044", "plate_location": "C7"}, {"barcode": "CAGAGAGGTATCCTCT", "plate_id": "18044", "plate_location": "C8"}, {"barcode": "GCTACGCTTATCCTCT", "plate_id": "18044", "plate_location": "C9"}, {"barcode": "TAAGGCGAAGAGTAGA", "plate_id": "18045", "plate_location": "D1"}, {"barcode": "CGAGGCTGAGAGTAGA", "plate_id": "18045", "plate_location": "D10"}, {"barcode": "AAGAGGCAAGAGTAGA", "plate_id": "18045", "plate_location": "D11"}, {"barcode": "GTAGAGGAAGAGTAGA", "plate_id": "18045", "plate_location": "D12"}, {"barcode": "CGTACTAGAGAGTAGA", "plate_id": "18045", "plate_location": "D2"}, {"barcode": "TCCTGAGCAGAGTAGA", "plate_id": "18045", "plate_location": "D4"}, {"barcode": "GGACTCCTAGAGTAGA", "plate_id": "18045", "plate_location": "D5"}, {"barcode": "TAGGCATGAGAGTAGA", "plate_id": "18045", "plate_location": "D6"}, {"barcode": "CTCTCTACAGAGTAGA", "plate_id": "18045", "plate_location": "D7"}, {"barcode": "CAGAGAGGAGAGTAGA", "plate_id": "18045", "plate_location": "D8"}, {"barcode": "TAAGGCGAGTAAGGAG", "plate_id": "18046", "plate_location": "E1"}, {"barcode": "CGAGGCTGGTAAGGAG", "plate_id": "18046", "plate_location": "E10"}, {"barcode": "CGTACTAGGTAAGGAG", "plate_id": "18046", "plate_location": "E2"}, {"barcode": "AGGCAGAAGTAAGGAG", "plate_id": "18046", "plate_location": "E3"}, {"barcode": "TAGGCATGGTAAGGAG", "plate_id": "18046", "plate_location": "E6"}, {"barcode": "CTCTCTACGTAAGGAG", "plate_id": "18046", "plate_location": "E7"}, {"barcode": "CAGAGAGGGTAAGGAG", "plate_id": "18046", "plate_location": "E8"}, {"barcode": "GCTACGCTGTAAGGAG", "plate_id": "18046", "plate_location": "E9"}, {"barcode": "TAAGGCGAACTGCATA", "plate_id": "18047", "plate_location": "F1"}, {"barcode": "CGAGGCTGACTGCATA", "plate_id": "18047", "plate_location": "F10"}, {"barcode": "AAGAGGCAACTGCATA", "plate_id": "18047", "plate_location": "F11"}, {"barcode": "GTAGAGGAACTGCATA", "plate_id": "18047", "plate_location": "F12"}, {"barcode": "CGTACTAGACTGCATA", "plate_id": "18047", "plate_location": "F2"}, {"barcode": "AGGCAGAAACTGCATA", "plate_id": "18047", "plate_location": "F3"}, {"barcode": "TCCTGAGCACTGCATA", "plate_id": "18047", "plate_location": "F4"}, {"barcode": "GGACTCCTACTGCATA", "plate_id": "18047", "plate_location": "F5"}, {"barcode": "TAGGCATGACTGCATA", "plate_id": "18047", "plate_location": "F6"}, {"barcode": "CTCTCTACACTGCATA", "plate_id": "18047", "plate_location": "F7"}, {"barcode": "CAGAGAGGACTGCATT", "plate_id": "18047", "plate_location": "F8"}, {"barcode": "GCTACGCTACTTCATA", "plate_id": "18047", "plate_location": "F9"}, {"barcode": "TAAGGCGAAAGGAGTA", "plate_id": "18048", "plate_location": "G1"}, {"barcode": "CGAGGCTGAAGGAGTA", "plate_id": "18048", "plate_location": "G10"}, {"barcode": "AAGAGGCAAAGGAGTA", "plate_id": "18048", "plate_location": "G11"}, {"barcode": "GTAGAGGAAAGGAGTA", "plate_id": "18048", "plate_location": "G12"}, {"barcode": "CGTACTAGAAGGAGTA", "plate_id": "18048", "plate_location": "G2"}, {"barcode": "AGGCAGAAAAGGAGTA", "plate_id": "18048", "plate_location": "G3"}, {"barcode": "TCCTGAGCAAGGAGTA", "plate_id": "18048", "plate_location": "G4"}, {"barcode": "GGACTCCTAAGGAGTA", "plate_id": "18048", "plate_location": "G5"}, {"barcode": "TAGGCATGAAGGAGTA", "plate_id": "18048", "plate_location": "G6"}, {"barcode": "CTCTCTACAAGGAGTA", "plate_id": "18048", "plate_location": "G7"}, {"barcode": "CAGAGAGGAAGGAGTA", "plate_id": "18048", "plate_location": "G8"}, {"barcode": "TAAGGCGACTAAGCCT", "plate_id": "18049", "plate_location": "H1"}, {"barcode": "CGAGGCTGCTAAGCCT", "plate_id": "18049", "plate_location": "H10"}, {"barcode": "AAGAGGCACTAAGCCT", "plate_id": "18049", "plate_location": "H11"}, {"barcode": "CGTACTAGCTAAGCCT", "plate_id": "18049", "plate_location": "H2"}, {"barcode": "AGGCAGAACTAAGCCT", "plate_id": "18049", "plate_location": "H3"}, {"barcode": "TCCTGAGCCTAAGCCT", "plate_id": "18049", "plate_location": "H4"}, {"barcode": "GGACTCCTCTAAGCCT", "plate_id": "18049", "plate_location": "H5"}, {"barcode": "TAGGCATGCTAAGCCT", "plate_id": "18049", "plate_location": "H6"}, {"barcode": "CTCTCTACCTAAGCCT", "plate_id": "18049", "plate_location": "H7"}, {"barcode": "CAGAGAGGCTAAGCCT", "plate_id": "18049", "plate_location": "H8"}, {"barcode": "GCTACGCTCTAAGCCT", "plate_id": "18049", "plate_location": "H9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ea292273-4303-4cbe-9cc7-9663366defd0</text:p>
          </table:table-cell>
          <table:table-cell table:style-name="Default" office:value-type="string" calcext:value-type="string">
            <text:p>ENCLB864BFK</text:p>
          </table:table-cell>
          <table:table-cell table:style-name="Default" office:value-type="string" calcext:value-type="string">
            <text:p>barbara-wold:18087_F1,barbara-wold:18087_F10,barbara-wold:18087_F11,barbara-wold:18087_F12,barbara-wold:18087_F2,barbara-wold:18087_F3,barbara-wold:18087_F4,barbara-wold:18087_F5,barbara-wold:18087_F7,barbara-wold:18087_F9,barbara-wold:18088_G1,barbara-wold:18088_G10,barbara-wold:18088_G11,barbara-wold:18088_G12,barbara-wold:18088_G2,barbara-wold:18088_G3,barbara-wold:18088_G5,barbara-wold:18088_G6,barbara-wold:18088_G7,barbara-wold:18088_G8,barbara-wold:18088_G9,barbara-wold:18089_H1,barbara-wold:18089_H10,barbara-wold:18089_H11,barbara-wold:18089_H2,barbara-wold:18089_H3,barbara-wold:18089_H4,barbara-wold:18089_H5,barbara-wold:18089_H6,barbara-wold:18089_H7,barbara-wold:18089_H8,barbara-wold:18089_H9</text:p>
          </table:table-cell>
          <table:table-cell table:formula="of:=[$Biosample.F4]" office:value-type="string" office:string-value="barbara-wold:c1_e10.5_mouse_limb_run3_template" calcext:value-type="string">
            <text:p>barbara-wold:c1_e10.5_mouse_limb_run3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472-554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ACTGCATA", "plate_id": "18087", "plate_location": "F1"}, {"barcode": "CGAGGCTGACTGCATA", "plate_id": "18087", "plate_location": "F10"}, {"barcode": "AAGAGGCAACTGCATA", "plate_id": "18087", "plate_location": "F11"}, {"barcode": "GTAGAGGAACTGCATA", "plate_id": "18087", "plate_location": "F12"}, {"barcode": "CGTACTAGACTGCATA", "plate_id": "18087", "plate_location": "F2"}, {"barcode": "AGGCAGAAACTGCATA", "plate_id": "18087", "plate_location": "F3"}, {"barcode": "TCCTGAGCACTGCATA", "plate_id": "18087", "plate_location": "F4"}, {"barcode": "GGACTCCTACTGCATA", "plate_id": "18087", "plate_location": "F5"}, {"barcode": "CTCTCTACACTGCATA", "plate_id": "18087", "plate_location": "F7"}, {"barcode": "GCTACGCTACTGCATA", "plate_id": "18087", "plate_location": "F9"}, {"barcode": "TAAGGCGAAAGGAGTA", "plate_id": "18088", "plate_location": "G1"}, {"barcode": "CGAGGCTGAAGGAGTA", "plate_id": "18088", "plate_location": "G10"}, {"barcode": "AAGAGGCAAAGGAGTA", "plate_id": "18088", "plate_location": "G11"}, {"barcode": "GTAGAGGAAAGGAGTA", "plate_id": "18088", "plate_location": "G12"}, {"barcode": "CGTACTAGAAGGAGTA", "plate_id": "18088", "plate_location": "G2"}, {"barcode": "AGGCAGAAAAGGAGTA", "plate_id": "18088", "plate_location": "G3"}, {"barcode": "GGACTCCTAAGGAGTA", "plate_id": "18088", "plate_location": "G5"}, {"barcode": "TAGGCATGAAGGAGTA", "plate_id": "18088", "plate_location": "G6"}, {"barcode": "CTCTCTACAAGGAGTA", "plate_id": "18088", "plate_location": "G7"}, {"barcode": "CAGAGAGGAAGGAGTA", "plate_id": "18088", "plate_location": "G8"}, {"barcode": "GCTACGCTAAGGAGTA", "plate_id": "18088", "plate_location": "G9"}, {"barcode": "TAAGGCGACTAAGCCT", "plate_id": "18089", "plate_location": "H1"}, {"barcode": "CGAGGCTGCTAAGCCT", "plate_id": "18089", "plate_location": "H10"}, {"barcode": "AAGAGGCACTAAGCCT", "plate_id": "18089", "plate_location": "H11"}, {"barcode": "CGTACTAGCTAAGCCT", "plate_id": "18089", "plate_location": "H2"}, {"barcode": "AGGCAGAACTAAGCCT", "plate_id": "18089", "plate_location": "H3"}, {"barcode": "TCCTGAGCCTAAGCCT", "plate_id": "18089", "plate_location": "H4"}, {"barcode": "GGACTCCTCTAAGCCT", "plate_id": "18089", "plate_location": "H5"}, {"barcode": "TAGGCATGCTAAGCCT", "plate_id": "18089", "plate_location": "H6"}, {"barcode": "CTCTCTACCTAAGCCT", "plate_id": "18089", "plate_location": "H7"}, {"barcode": "CAGAGAGGCTAAGCCT", "plate_id": "18089", "plate_location": "H8"}, {"barcode": "GCTACGCTCTAAGCCT", "plate_id": "18089", "plate_location": "H9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a765f1e2-7573-4941-aea0-9c36749d2ac6</text:p>
          </table:table-cell>
          <table:table-cell table:style-name="Default" office:value-type="string" calcext:value-type="string">
            <text:p>ENCLB442WTN</text:p>
          </table:table-cell>
          <table:table-cell table:style-name="Default" office:value-type="string" calcext:value-type="string">
            <text:p>barbara-wold:18258_A1,barbara-wold:18258_A10,barbara-wold:18258_A11,barbara-wold:18258_A12,barbara-wold:18258_A2,barbara-wold:18258_A3,barbara-wold:18258_A5,barbara-wold:18258_A6,barbara-wold:18258_A7,barbara-wold:18258_A8,barbara-wold:18258_A9,barbara-wold:18259_B1,barbara-wold:18259_B10,barbara-wold:18259_B11,barbara-wold:18259_B12,barbara-wold:18259_B2,barbara-wold:18259_B3,barbara-wold:18259_B4,barbara-wold:18259_B5,barbara-wold:18259_B6,barbara-wold:18259_B7,barbara-wold:18259_B8,barbara-wold:18259_B9,barbara-wold:18260_C1,barbara-wold:18260_C10,barbara-wold:18260_C11,barbara-wold:18260_C12,barbara-wold:18260_C2,barbara-wold:18260_C3,barbara-wold:18260_C4,barbara-wold:18260_C5,barbara-wold:18260_C6,barbara-wold:18260_C7,barbara-wold:18260_C8,barbara-wold:18260_C9,barbara-wold:18261_D1,barbara-wold:18261_D10,barbara-wold:18261_D11,barbara-wold:18261_D12,barbara-wold:18261_D2,barbara-wold:18261_D3,barbara-wold:18261_D4,barbara-wold:18261_D5,barbara-wold:18261_D6,barbara-wold:18261_D7,barbara-wold:18261_D8,barbara-wold:18261_D9,barbara-wold:18262_E1,barbara-wold:18262_E10,barbara-wold:18262_E11,barbara-wold:18262_E12,barbara-wold:18262_E2,barbara-wold:18262_E3,barbara-wold:18262_E5,barbara-wold:18262_E6,barbara-wold:18262_E7,barbara-wold:18262_E8,barbara-wold:18262_E9</text:p>
          </table:table-cell>
          <table:table-cell table:formula="of:=[$Biosample.F5]" office:value-type="string" office:string-value="barbara-wold:c1_e11.0_mouse_limb_run5_template" calcext:value-type="string">
            <text:p>barbara-wold:c1_e11.0_mouse_limb_run5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287-347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GCGTAAGA", "plate_id": "18258", "plate_location": "A1"}, {"barcode": "CGAGGCTGGCGTAAGA", "plate_id": "18258", "plate_location": "A10"}, {"barcode": "AAGAGGCAGCGTAAGA", "plate_id": "18258", "plate_location": "A11"}, {"barcode": "GTAGAGGAGCGTAAGA", "plate_id": "18258", "plate_location": "A12"}, {"barcode": "CGTACTAGGCGTAAGA", "plate_id": "18258", "plate_location": "A2"}, {"barcode": "AGGCAGAAGCGTAAGA", "plate_id": "18258", "plate_location": "A3"}, {"barcode": "GGACTCCTGCGTAAGA", "plate_id": "18258", "plate_location": "A5"}, {"barcode": "TAGGCATGGCGTAAGA", "plate_id": "18258", "plate_location": "A6"}, {"barcode": "CTCTCTACGCGTAAGA", "plate_id": "18258", "plate_location": "A7"}, {"barcode": "CAGAGAGGGCGTAAGA", "plate_id": "18258", "plate_location": "A8"}, {"barcode": "GCTACGCTGCGTAAGA", "plate_id": "18258", "plate_location": "A9"}, {"barcode": "TAAGGCGACTCTCTAT", "plate_id": "18259", "plate_location": "B1"}, {"barcode": "CGAGGCTGCTCTCTAT", "plate_id": "18259", "plate_location": "B10"}, {"barcode": "AAGAGGCACTCTCTAT", "plate_id": "18259", "plate_location": "B11"}, {"barcode": "GTAGAGGACTCTCTAT", "plate_id": "18259", "plate_location": "B12"}, {"barcode": "CGTACTAGCTCTCTAT", "plate_id": "18259", "plate_location": "B2"}, {"barcode": "AGGCAGAACTCTCTAT", "plate_id": "18259", "plate_location": "B3"}, {"barcode": "TCCTGAGCCTCTCTAT", "plate_id": "18259", "plate_location": "B4"}, {"barcode": "GGACTCCTCTCTCTAT", "plate_id": "18259", "plate_location": "B5"}, {"barcode": "TAGGCATGCTCTCTAT", "plate_id": "18259", "plate_location": "B6"}, {"barcode": "CTCTCTACCTCTCTAT", "plate_id": "18259", "plate_location": "B7"}, {"barcode": "CAGAGAGGCTCTCTAT", "plate_id": "18259", "plate_location": "B8"}, {"barcode": "GCTACGCTCTCTCTAT", "plate_id": "18259", "plate_location": "B9"}, {"barcode": "TAAGGCGATATCCTCT", "plate_id": "18260", "plate_location": "C1"}, {"barcode": "CGAGGCTGTATCCTCT", "plate_id": "18260", "plate_location": "C10"}, {"barcode": "AAGAGGCATATCCTCT", "plate_id": "18260", "plate_location": "C11"}, {"barcode": "GTAGAGGATATCCTCT", "plate_id": "18260", "plate_location": "C12"}, {"barcode": "CGTACTAGTATCCTCT", "plate_id": "18260", "plate_location": "C2"}, {"barcode": "AGGCAGAATATCCTCT", "plate_id": "18260", "plate_location": "C3"}, {"barcode": "TCCTGAGCTATCCTCT", "plate_id": "18260", "plate_location": "C4"}, {"barcode": "GGACTCCTTATCCTCT", "plate_id": "18260", "plate_location": "C5"}, {"barcode": "TAGGCATGTATCCTCT", "plate_id": "18260", "plate_location": "C6"}, {"barcode": "CTCTCTACTATCCTCT", "plate_id": "18260", "plate_location": "C7"}, {"barcode": "CAGAGAGGTATCCTCT", "plate_id": "18260", "plate_location": "C8"}, {"barcode": "GCTACGCTTATCCTCT", "plate_id": "18260", "plate_location": "C9"}, {"barcode": "TAAGGCGAAGAGTAGA", "plate_id": "18261", "plate_location": "D1"}, {"barcode": "CGAGGCTGAGAGTAGA", "plate_id": "18261", "plate_location": "D10"}, {"barcode": "AAGAGGCAAGAGTAGA", "plate_id": "18261", "plate_location": "D11"}, {"barcode": "GTAGAGGAAGAGTAGA", "plate_id": "18261", "plate_location": "D12"}, {"barcode": "CGTACTAGAGAGTAGA", "plate_id": "18261", "plate_location": "D2"}, {"barcode": "AGGCAGAAAGAGTAGT", "plate_id": "18261", "plate_location": "D3"}, {"barcode": "TCCTGAGCAGAGTAGA", "plate_id": "18261", "plate_location": "D4"}, {"barcode": "GGACTCCTAGAGTAGA", "plate_id": "18261", "plate_location": "D5"}, {"barcode": "TAGGCATGAGAGTAGA", "plate_id": "18261", "plate_location": "D6"}, {"barcode": "CTCTCTACAGAGTAGA", "plate_id": "18261", "plate_location": "D7"}, {"barcode": "CAGAGAGGAGAGTAGA", "plate_id": "18261", "plate_location": "D8"}, {"barcode": "GCTACGCTAGAGTAGA", "plate_id": "18261", "plate_location": "D9"}, {"barcode": "TAAGGCGAGTAAGGAG", "plate_id": "18262", "plate_location": "E1"}, {"barcode": "CGAGGCTGGTAAGGAG", "plate_id": "18262", "plate_location": "E10"}, {"barcode": "AAGAGGCAGTAAGGAG", "plate_id": "18262", "plate_location": "E11"}, {"barcode": "GTAGAGGAGTAAGGAG", "plate_id": "18262", "plate_location": "E12"}, {"barcode": "CGTACTAGGTAAGGAG", "plate_id": "18262", "plate_location": "E2"}, {"barcode": "AGGCAGAAGTAAGGAG", "plate_id": "18262", "plate_location": "E3"}, {"barcode": "GGACTCCTGTAAGGAG", "plate_id": "18262", "plate_location": "E5"}, {"barcode": "TAGGCATGGTAAGGAG", "plate_id": "18262", "plate_location": "E6"}, {"barcode": "CTCTCTACGTAAGGAG", "plate_id": "18262", "plate_location": "E7"}, {"barcode": "CAGAGAGGGTAAGGAG", "plate_id": "18262", "plate_location": "E8"}, {"barcode": "GCTACGCTGTAAGGAG", "plate_id": "18262", "plate_location": "E9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cb521364-6f9c-42f9-a597-45d5dfef79b7</text:p>
          </table:table-cell>
          <table:table-cell table:style-name="Default" office:value-type="string" calcext:value-type="string">
            <text:p>ENCLB391AEB</text:p>
          </table:table-cell>
          <table:table-cell table:style-name="Default" office:value-type="string" calcext:value-type="string">
            <text:p>barbara-wold:18263_A10,barbara-wold:18263_A11,barbara-wold:18263_A12,barbara-wold:18263_A2,barbara-wold:18263_A3,barbara-wold:18263_A4,barbara-wold:18263_A5,barbara-wold:18263_A6,barbara-wold:18263_A7,barbara-wold:18263_A8,barbara-wold:18263_A9,barbara-wold:18264_B1,barbara-wold:18264_B10,barbara-wold:18264_B11,barbara-wold:18264_B12,barbara-wold:18264_B2,barbara-wold:18264_B3,barbara-wold:18264_B4,barbara-wold:18264_B5,barbara-wold:18264_B6,barbara-wold:18264_B7,barbara-wold:18264_B8,barbara-wold:18264_B9,barbara-wold:18265_C1,barbara-wold:18265_C10,barbara-wold:18265_C11,barbara-wold:18265_C12,barbara-wold:18265_C2,barbara-wold:18265_C3,barbara-wold:18265_C4,barbara-wold:18265_C5,barbara-wold:18265_C6,barbara-wold:18265_C7,barbara-wold:18265_C8,barbara-wold:18265_C9,barbara-wold:18266_D1,barbara-wold:18266_D10,barbara-wold:18266_D11,barbara-wold:18266_D12,barbara-wold:18266_D2,barbara-wold:18266_D3,barbara-wold:18266_D4,barbara-wold:18266_D5,barbara-wold:18266_D6,barbara-wold:18266_D7,barbara-wold:18266_D8,barbara-wold:18266_D9,barbara-wold:18267_E1,barbara-wold:18267_E10,barbara-wold:18267_E11,barbara-wold:18267_E12,barbara-wold:18267_E2,barbara-wold:18267_E3,barbara-wold:18267_E4,barbara-wold:18267_E5,barbara-wold:18267_E6,barbara-wold:18267_E7,barbara-wold:18267_E8,barbara-wold:18268_F1,barbara-wold:18268_F10,barbara-wold:18268_F11,barbara-wold:18268_F12,barbara-wold:18268_F2,barbara-wold:18268_F3,barbara-wold:18268_F4,barbara-wold:18268_F5,barbara-wold:18268_F6,barbara-wold:18268_F7,barbara-wold:18268_F8,barbara-wold:18268_F9,barbara-wold:18269_G1,barbara-wold:18269_G10,barbara-wold:18269_G11,barbara-wold:18269_G2,barbara-wold:18269_G3,barbara-wold:18269_G4,barbara-wold:18269_G5,barbara-wold:18269_G7,barbara-wold:18269_G8,barbara-wold:18269_G9</text:p>
          </table:table-cell>
          <table:table-cell table:formula="of:=[$Biosample.F6]" office:value-type="string" office:string-value="barbara-wold:c1_e11.5_mouse_limb_run6_template" calcext:value-type="string">
            <text:p>barbara-wold:c1_e11.5_mouse_limb_run6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244-301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CGATCAGTTCGACTAG", "plate_id": "18263", "plate_location": "A10"}, {"barcode": "TGCAGCTATCGACTAG", "plate_id": "18263", "plate_location": "A11"}, {"barcode": "TCGACGTCTCGACTAG", "plate_id": "18263", "plate_location": "A12"}, {"barcode": "GGAGCTACTCGACTAG", "plate_id": "18263", "plate_location": "A2"}, {"barcode": "GCGTAGTATCGACTAG", "plate_id": "18263", "plate_location": "A3"}, {"barcode": "CGGAGCCTTCGACTAG", "plate_id": "18263", "plate_location": "A4"}, {"barcode": "TACGCTGCTCGACTAG", "plate_id": "18263", "plate_location": "A5"}, {"barcode": "ATGCGCAGTCGACTAG", "plate_id": "18263", "plate_location": "A6"}, {"barcode": "TAGCGCTCTCGACTAG", "plate_id": "18263", "plate_location": "A7"}, {"barcode": "ACTGAGCGTCGACTAG", "plate_id": "18263", "plate_location": "A8"}, {"barcode": "CCTAAGACTCGACTAG", "plate_id": "18263", "plate_location": "A9"}, {"barcode": "ACTCGCTATTCTAGCT", "plate_id": "18264", "plate_location": "B1"}, {"barcode": "CGATCAGTTTCTAGCT", "plate_id": "18264", "plate_location": "B10"}, {"barcode": "TGCAGCTATTCTAGCT", "plate_id": "18264", "plate_location": "B11"}, {"barcode": "TCGACGTCTTCTAGCT", "plate_id": "18264", "plate_location": "B12"}, {"barcode": "GGAGCTACTTCTAGCT", "plate_id": "18264", "plate_location": "B2"}, {"barcode": "GCGTAGTATTCTAGCT", "plate_id": "18264", "plate_location": "B3"}, {"barcode": "CGGAGCCTTTCTAGCT", "plate_id": "18264", "plate_location": "B4"}, {"barcode": "TACGCTGCTTCTAGCT", "plate_id": "18264", "plate_location": "B5"}, {"barcode": "ATGCGCAGTTCTAGCT", "plate_id": "18264", "plate_location": "B6"}, {"barcode": "TAGCGCTCTTCTAGCT", "plate_id": "18264", "plate_location": "B7"}, {"barcode": "ACTGAGCGTTCTAGCT", "plate_id": "18264", "plate_location": "B8"}, {"barcode": "CCTAAGACTTCTAGCT", "plate_id": "18264", "plate_location": "B9"}, {"barcode": "ACTCGCTACCTAGAGT", "plate_id": "18265", "plate_location": "C1"}, {"barcode": "CGATCAGTCCTAGAGT", "plate_id": "18265", "plate_location": "C10"}, {"barcode": "TGCAGCTACCTAGAGT", "plate_id": "18265", "plate_location": "C11"}, {"barcode": "TCGACGTCCCTAGAGT", "plate_id": "18265", "plate_location": "C12"}, {"barcode": "GGAGCTACCCTAGAGT", "plate_id": "18265", "plate_location": "C2"}, {"barcode": "GCGTAGTACCTAGAGT", "plate_id": "18265", "plate_location": "C3"}, {"barcode": "CGGAGCCTCCTAGAGT", "plate_id": "18265", "plate_location": "C4"}, {"barcode": "TACGCTGCCCTAGAGT", "plate_id": "18265", "plate_location": "C5"}, {"barcode": "ATGCGCAGCCTAGAGT", "plate_id": "18265", "plate_location": "C6"}, {"barcode": "TAGCGCTCCCTAGAGT", "plate_id": "18265", "plate_location": "C7"}, {"barcode": "ACTGAGCGCCTAGAGT", "plate_id": "18265", "plate_location": "C8"}, {"barcode": "CCTAAGACCCTAGAGT", "plate_id": "18265", "plate_location": "C9"}, {"barcode": "ACTCGCTAGCGTAAGA", "plate_id": "18266", "plate_location": "D1"}, {"barcode": "CGATCAGTGCGTAAGA", "plate_id": "18266", "plate_location": "D10"}, {"barcode": "TGCAGCTAGCGTAAGA", "plate_id": "18266", "plate_location": "D11"}, {"barcode": "TCGACGTCGCGTAAGA", "plate_id": "18266", "plate_location": "D12"}, {"barcode": "GGAGCTACCCGTAAGA", "plate_id": "18266", "plate_location": "D2"}, {"barcode": "GCGTAGTAGCGTAAGA", "plate_id": "18266", "plate_location": "D3"}, {"barcode": "CGGAGCCTGCGTAAGA", "plate_id": "18266", "plate_location": "D4"}, {"barcode": "TACGCTGCGCGTAAGA", "plate_id": "18266", "plate_location": "D5"}, {"barcode": "ATGCGCAGGCGTAAGA", "plate_id": "18266", "plate_location": "D6"}, {"barcode": "TAGCGCTCGCGTAAGA", "plate_id": "18266", "plate_location": "D7"}, {"barcode": "ACTGAGCGGCGTAAGA", "plate_id": "18266", "plate_location": "D8"}, {"barcode": "CCTAAGACGCGTAAGA", "plate_id": "18266", "plate_location": "D9"}, {"barcode": "ACTCGCTACTATTAAG", "plate_id": "18267", "plate_location": "E1"}, {"barcode": "CGATCAGTCTATTAAG", "plate_id": "18267", "plate_location": "E10"}, {"barcode": "TGCAGCTACTATTAAG", "plate_id": "18267", "plate_location": "E11"}, {"barcode": "TCGACGTCCTATTAAG", "plate_id": "18267", "plate_location": "E12"}, {"barcode": "GGAGCTACCTATTAAG", "plate_id": "18267", "plate_location": "E2"}, {"barcode": "GCGTAGTACTATTAAG", "plate_id": "18267", "plate_location": "E3"}, {"barcode": "CGGAGCCTCTATTAAG", "plate_id": "18267", "plate_location": "E4"}, {"barcode": "TACGCTGCCTATTAAG", "plate_id": "18267", "plate_location": "E5"}, {"barcode": "ATGCGCAGCTATTAAG", "plate_id": "18267", "plate_location": "E6"}, {"barcode": "TAGCGCTCCTATTAAG", "plate_id": "18267", "plate_location": "E7"}, {"barcode": "ACTGAGCGCTATTAAG", "plate_id": "18267", "plate_location": "E8"}, {"barcode": "ACTCGCTAAAGGCTAT", "plate_id": "18268", "plate_location": "F1"}, {"barcode": "CGATCAGTAAGGCTAT", "plate_id": "18268", "plate_location": "F10"}, {"barcode": "TGCAGCTAAAGGCTAT", "plate_id": "18268", "plate_location": "F11"}, {"barcode": "TCGACGTCAAGGCTAT", "plate_id": "18268", "plate_location": "F12"}, {"barcode": "GGAGCTACAAGGCTAT", "plate_id": "18268", "plate_location": "F2"}, {"barcode": "GGGTAGTAAAGGCTAT", "plate_id": "18268", "plate_location": "F3"}, {"barcode": "CGGAGCCTAAGGCTAT", "plate_id": "18268", "plate_location": "F4"}, {"barcode": "TACGCTGCAAGGCTAT", "plate_id": "18268", "plate_location": "F5"}, {"barcode": "ATGCGCAGAAGGCTAT", "plate_id": "18268", "plate_location": "F6"}, {"barcode": "TAGCGCTCAAGGCTAT", "plate_id": "18268", "plate_location": "F7"}, {"barcode": "ACTGAGCGAAGGCTAT", "plate_id": "18268", "plate_location": "F8"}, {"barcode": "CCTAAGACAAGGCTAT", "plate_id": "18268", "plate_location": "F9"}, {"barcode": "ACTCGCTAGAGCCTTA", "plate_id": "18269", "plate_location": "G1"}, {"barcode": "CGATCAGTGAGCCTTA", "plate_id": "18269", "plate_location": "G10"}, {"barcode": "TGCAGCTAGAGCCTTA", "plate_id": "18269", "plate_location": "G11"}, {"barcode": "GGAGCTACGAGCCTTA", "plate_id": "18269", "plate_location": "G2"}, {"barcode": "GCGTAGTAGAGCCTTA", "plate_id": "18269", "plate_location": "G3"}, {"barcode": "CGGAGCCTGAGCCTTA", "plate_id": "18269", "plate_location": "G4"}, {"barcode": "TACGCTGCGAGCCTTA", "plate_id": "18269", "plate_location": "G5"}, {"barcode": "TAGCGCTCGAGCCTTA", "plate_id": "18269", "plate_location": "G7"}, {"barcode": "ACTGAGCGGAGCCTTA", "plate_id": "18269", "plate_location": "G8"}, {"barcode": "CCTAAGACGAGCCTTA", "plate_id": "18269", "plate_location": "G9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4cd7fab1-22f4-4c98-ac26-907c18fe89ff</text:p>
          </table:table-cell>
          <table:table-cell table:style-name="Default" office:value-type="string" calcext:value-type="string">
            <text:p>ENCLB880HUG</text:p>
          </table:table-cell>
          <table:table-cell table:style-name="Default" office:value-type="string" calcext:value-type="string">
            <text:p>barbara-wold:18270_A1,barbara-wold:18270_A10,barbara-wold:18270_A11,barbara-wold:18270_A12,barbara-wold:18270_A2,barbara-wold:18270_A3,barbara-wold:18270_A4,barbara-wold:18270_A5,barbara-wold:18270_A6,barbara-wold:18270_A7,barbara-wold:18270_A8,barbara-wold:18270_A9,barbara-wold:18271_B1,barbara-wold:18271_B10,barbara-wold:18271_B11,barbara-wold:18271_B12,barbara-wold:18271_B2,barbara-wold:18271_B3,barbara-wold:18271_B4,barbara-wold:18271_B5,barbara-wold:18271_B6,barbara-wold:18271_B7,barbara-wold:18271_B8,barbara-wold:18271_B9,barbara-wold:18272_C1,barbara-wold:18272_C10,barbara-wold:18272_C11,barbara-wold:18272_C12,barbara-wold:18272_C2,barbara-wold:18272_C3,barbara-wold:18272_C4,barbara-wold:18272_C5,barbara-wold:18272_C6,barbara-wold:18272_C7,barbara-wold:18272_C8,barbara-wold:18272_C9,barbara-wold:18273_D1,barbara-wold:18273_D11,barbara-wold:18273_D12,barbara-wold:18273_D2,barbara-wold:18273_D3,barbara-wold:18273_D4,barbara-wold:18273_D5,barbara-wold:18273_D6,barbara-wold:18273_D8,barbara-wold:18273_D9,barbara-wold:18274_E1,barbara-wold:18274_E10,barbara-wold:18274_E11,barbara-wold:18274_E12,barbara-wold:18274_E2,barbara-wold:18274_E3,barbara-wold:18274_E4,barbara-wold:18274_E5,barbara-wold:18274_E6,barbara-wold:18274_E7,barbara-wold:18274_E8,barbara-wold:18274_E9,barbara-wold:18275_F1,barbara-wold:18275_F11,barbara-wold:18275_F12,barbara-wold:18275_F2,barbara-wold:18275_F3,barbara-wold:18275_F4,barbara-wold:18275_F5,barbara-wold:18275_F6,barbara-wold:18275_F7,barbara-wold:18275_F9,barbara-wold:18276_G1,barbara-wold:18276_G2,barbara-wold:18276_G3,barbara-wold:18276_G4,barbara-wold:18276_G5,barbara-wold:18276_G6,barbara-wold:18276_G7,barbara-wold:18276_G9</text:p>
          </table:table-cell>
          <table:table-cell table:formula="of:=[$Biosample.F7]" office:value-type="string" office:string-value="barbara-wold:c1_e12.5_mouse_limb_run7_template" calcext:value-type="string">
            <text:p>barbara-wold:c1_e12.5_mouse_limb_run7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425-519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18270", "plate_location": "A1"}, {"barcode": "CGATCAGTTCGACTAG", "plate_id": "18270", "plate_location": "A10"}, {"barcode": "TGCAGCTATCGACTAG", "plate_id": "18270", "plate_location": "A11"}, {"barcode": "TCGACGTCTCGACTAG", "plate_id": "18270", "plate_location": "A12"}, {"barcode": "GGAGCTACTCGACTAG", "plate_id": "18270", "plate_location": "A2"}, {"barcode": "GCGTAGTATCGACTAG", "plate_id": "18270", "plate_location": "A3"}, {"barcode": "CGGAGCCTTCGACTAG", "plate_id": "18270", "plate_location": "A4"}, {"barcode": "TACGCTGCTCGACTAG", "plate_id": "18270", "plate_location": "A5"}, {"barcode": "ATGCGCAGTCGACTAG", "plate_id": "18270", "plate_location": "A6"}, {"barcode": "TAGCGCTCTCGACTNG", "plate_id": "18270", "plate_location": "A7"}, {"barcode": "ACTGAGCGTCGACTAG", "plate_id": "18270", "plate_location": "A8"}, {"barcode": "CCTAAGACTCGACTAG", "plate_id": "18270", "plate_location": "A9"}, {"barcode": "ACTCGCTATTCTAGCT", "plate_id": "18271", "plate_location": "B1"}, {"barcode": "CGATCAGTTTCTAGCT", "plate_id": "18271", "plate_location": "B10"}, {"barcode": "TGCAGCTATTCTAGCT", "plate_id": "18271", "plate_location": "B11"}, {"barcode": "TCGACGTCTTCTAGCT", "plate_id": "18271", "plate_location": "B12"}, {"barcode": "GGAGCTACTTCTAGCT", "plate_id": "18271", "plate_location": "B2"}, {"barcode": "GCGTAGTATTCTAGCT", "plate_id": "18271", "plate_location": "B3"}, {"barcode": "CGGAGCCTTTCTAGCT", "plate_id": "18271", "plate_location": "B4"}, {"barcode": "TACGCTGCTTCTAGCT", "plate_id": "18271", "plate_location": "B5"}, {"barcode": "ATGCGCAGTTCTAGCT", "plate_id": "18271", "plate_location": "B6"}, {"barcode": "TAGCGCTCTTCTAGCT", "plate_id": "18271", "plate_location": "B7"}, {"barcode": "ACTGAGCGTTCTAGCT", "plate_id": "18271", "plate_location": "B8"}, {"barcode": "CCTAAGACTTCTAGCT", "plate_id": "18271", "plate_location": "B9"}, {"barcode": "ACTCGCTACCTAGAGT", "plate_id": "18272", "plate_location": "C1"}, {"barcode": "CGATCAGTCCTAGAGT", "plate_id": "18272", "plate_location": "C10"}, {"barcode": "TGCAGCTACCTAGAGT", "plate_id": "18272", "plate_location": "C11"}, {"barcode": "TCGACGTCCCTAGAGT", "plate_id": "18272", "plate_location": "C12"}, {"barcode": "GGAGCTACCCTAGAGT", "plate_id": "18272", "plate_location": "C2"}, {"barcode": "GCGTAGTACCTAGAGT", "plate_id": "18272", "plate_location": "C3"}, {"barcode": "CGGAGCCTCCTAGACT", "plate_id": "18272", "plate_location": "C4"}, {"barcode": "TACGCTGCCCTAGAGT", "plate_id": "18272", "plate_location": "C5"}, {"barcode": "ATGCGCAGCCTAGAGT", "plate_id": "18272", "plate_location": "C6"}, {"barcode": "TAGCGCTCCCTAGAGT", "plate_id": "18272", "plate_location": "C7"}, {"barcode": "ACTGAGCGCCTAGAGT", "plate_id": "18272", "plate_location": "C8"}, {"barcode": "CCTAAGACCCTAGAGT", "plate_id": "18272", "plate_location": "C9"}, {"barcode": "ACTCGCTAGCGTAAGA", "plate_id": "18273", "plate_location": "D1"}, {"barcode": "TGCAGCTAGCGTAAGA", "plate_id": "18273", "plate_location": "D11"}, {"barcode": "TCGACGTCGCGTAAGA", "plate_id": "18273", "plate_location": "D12"}, {"barcode": "GGAGCTACGCGTAAGA", "plate_id": "18273", "plate_location": "D2"}, {"barcode": "GCGTAGTAGCGTAAGA", "plate_id": "18273", "plate_location": "D3"}, {"barcode": "CGGAGCCTGCGTAAGA", "plate_id": "18273", "plate_location": "D4"}, {"barcode": "TACGCTGCGCGTAAGA", "plate_id": "18273", "plate_location": "D5"}, {"barcode": "ATGCGCAGGCGTAAGA", "plate_id": "18273", "plate_location": "D6"}, {"barcode": "ACTGAGCGGCGTAAGA", "plate_id": "18273", "plate_location": "D8"}, {"barcode": "CCTAAGACGCGTAAGA", "plate_id": "18273", "plate_location": "D9"}, {"barcode": "ACTCGCTACTATTAAG", "plate_id": "18274", "plate_location": "E1"}, {"barcode": "CGATCAGTCTATTAAG", "plate_id": "18274", "plate_location": "E10"}, {"barcode": "TGCAGCTACTATTAAG", "plate_id": "18274", "plate_location": "E11"}, {"barcode": "TCGACGTCCTATTAAG", "plate_id": "18274", "plate_location": "E12"}, {"barcode": "GGAGCTACCTATTAAG", "plate_id": "18274", "plate_location": "E2"}, {"barcode": "GCGTAGTACTATTAAG", "plate_id": "18274", "plate_location": "E3"}, {"barcode": "CGGAGCCTCTATTAAG", "plate_id": "18274", "plate_location": "E4"}, {"barcode": "TACGCTGCCTATTAAG", "plate_id": "18274", "plate_location": "E5"}, {"barcode": "ATGCGCAGCTATTAAG", "plate_id": "18274", "plate_location": "E6"}, {"barcode": "TAGCGCTCCTATTAAG", "plate_id": "18274", "plate_location": "E7"}, {"barcode": "ACTGAGCGCTATTAAG", "plate_id": "18274", "plate_location": "E8"}, {"barcode": "CCTAAGACCTATTAAG", "plate_id": "18274", "plate_location": "E9"}, {"barcode": "ACTCGCTAAAGGCTAT", "plate_id": "18275", "plate_location": "F1"}, {"barcode": "TGCAGCTAAAGGCTAT", "plate_id": "18275", "plate_location": "F11"}, {"barcode": "TCGACGTCAAGGCTAT", "plate_id": "18275", "plate_location": "F12"}, {"barcode": "GGAGCTACAAGGCTAT", "plate_id": "18275", "plate_location": "F2"}, {"barcode": "GCGTAGTAAAGGCTAT", "plate_id": "18275", "plate_location": "F3"}, {"barcode": "CGGAGCCTAAGGCTAT", "plate_id": "18275", "plate_location": "F4"}, {"barcode": "TACGCTGCAAGGCTAT", "plate_id": "18275", "plate_location": "F5"}, {"barcode": "ATGCGCAGAAGGCTAT", "plate_id": "18275", "plate_location": "F6"}, {"barcode": "TAGCGCTCAAGGCTAT", "plate_id": "18275", "plate_location": "F7"}, {"barcode": "CCTAAGACAAGGCTAT", "plate_id": "18275", "plate_location": "F9"}, {"barcode": "ACTCGCTAGAGCCTTA", "plate_id": "18276", "plate_location": "G1"}, {"barcode": "GGAGCTACGAGCCTTA", "plate_id": "18276", "plate_location": "G2"}, {"barcode": "GCGTAGTAGAGCCTTA", "plate_id": "18276", "plate_location": "G3"}, {"barcode": "CGGAGCCTGAGCCTTA", "plate_id": "18276", "plate_location": "G4"}, {"barcode": "TACGCTGCGAGCCTTA", "plate_id": "18276", "plate_location": "G5"}, {"barcode": "ATGCGCAGGAGCCTTA", "plate_id": "18276", "plate_location": "G6"}, {"barcode": "TAGCGCTCGAGCCTTA", "plate_id": "18276", "plate_location": "G7"}, {"barcode": "CCTAAGACGAGCCTTA", "plate_id": "18276", "plate_location": "G9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e9c32641-883f-4bca-8631-b7ebca99485b</text:p>
          </table:table-cell>
          <table:table-cell table:style-name="Default" office:value-type="string" calcext:value-type="string">
            <text:p>ENCLB119UWL</text:p>
          </table:table-cell>
          <table:table-cell table:style-name="Default" office:value-type="string" calcext:value-type="string">
            <text:p>barbara-wold:18251_A1,barbara-wold:18251_A10,barbara-wold:18251_A11,barbara-wold:18251_A12,barbara-wold:18251_A2,barbara-wold:18251_A3,barbara-wold:18251_A4,barbara-wold:18251_A5,barbara-wold:18251_A6,barbara-wold:18251_A7,barbara-wold:18251_A8,barbara-wold:18252_B1,barbara-wold:18252_B10,barbara-wold:18252_B11,barbara-wold:18252_B12,barbara-wold:18252_B2,barbara-wold:18252_B3,barbara-wold:18252_B4,barbara-wold:18252_B5,barbara-wold:18252_B8,barbara-wold:18252_B9,barbara-wold:18253_C1,barbara-wold:18253_C10,barbara-wold:18253_C11,barbara-wold:18253_C12,barbara-wold:18253_C3,barbara-wold:18253_C4,barbara-wold:18253_C5,barbara-wold:18253_C6,barbara-wold:18253_C7,barbara-wold:18253_C8,barbara-wold:18253_C9,barbara-wold:18254_D1,barbara-wold:18254_D10,barbara-wold:18254_D11,barbara-wold:18254_D12,barbara-wold:18254_D2,barbara-wold:18254_D3,barbara-wold:18254_D4,barbara-wold:18254_D5,barbara-wold:18254_D7,barbara-wold:18254_D8,barbara-wold:18254_D9,barbara-wold:18255_E1,barbara-wold:18255_E10,barbara-wold:18255_E11,barbara-wold:18255_E12,barbara-wold:18255_E2,barbara-wold:18255_E3,barbara-wold:18255_E4,barbara-wold:18255_E5,barbara-wold:18255_E6,barbara-wold:18255_E7,barbara-wold:18255_E8,barbara-wold:18256_F1,barbara-wold:18256_F11,barbara-wold:18256_F2,barbara-wold:18256_F3,barbara-wold:18256_F4,barbara-wold:18256_F5,barbara-wold:18256_F6,barbara-wold:18256_F7,barbara-wold:18256_F8,barbara-wold:18256_F9,barbara-wold:18257_G2,barbara-wold:18257_G3,barbara-wold:18257_G4,barbara-wold:18257_G5,barbara-wold:18257_G6,barbara-wold:18257_G7,barbara-wold:18257_G8</text:p>
          </table:table-cell>
          <table:table-cell table:formula="of:=[$Biosample.F8]" office:value-type="string" office:string-value="barbara-wold:c1_e13.5_mouse_limb_run4_template" calcext:value-type="string">
            <text:p>barbara-wold:c1_e13.5_mouse_limb_run4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452-516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GCGTAAGA", "plate_id": "18251", "plate_location": "A1"}, {"barcode": "CGAGGCTGGCGTAAGA", "plate_id": "18251", "plate_location": "A10"}, {"barcode": "AAGAGGCAGCGTAAGA", "plate_id": "18251", "plate_location": "A11"}, {"barcode": "GTAGAGGAGCGTAAGA", "plate_id": "18251", "plate_location": "A12"}, {"barcode": "CGTACTAGGCGTAAGA", "plate_id": "18251", "plate_location": "A2"}, {"barcode": "AGGCAGAAGCGTAAGA", "plate_id": "18251", "plate_location": "A3"}, {"barcode": "TCCTGAGCGCGTAAGA", "plate_id": "18251", "plate_location": "A4"}, {"barcode": "GGACTCCTGCGTAAGA", "plate_id": "18251", "plate_location": "A5"}, {"barcode": "TAGGCATGGCGTAAGA", "plate_id": "18251", "plate_location": "A6"}, {"barcode": "CTCTCTACGCGTAAGA", "plate_id": "18251", "plate_location": "A7"}, {"barcode": "CAGAGAGGGCGTAAGA", "plate_id": "18251", "plate_location": "A8"}, {"barcode": "TAAGGCGACTCTCTAT", "plate_id": "18252", "plate_location": "B1"}, {"barcode": "CGAGGCTGCTCTCTAT", "plate_id": "18252", "plate_location": "B10"}, {"barcode": "AAGAGGCACTCTCTAT", "plate_id": "18252", "plate_location": "B11"}, {"barcode": "GTAGAGGACTCTCTAT", "plate_id": "18252", "plate_location": "B12"}, {"barcode": "CGTACTAGCTCTCTAT", "plate_id": "18252", "plate_location": "B2"}, {"barcode": "AGGCAGAACTCTCTAT", "plate_id": "18252", "plate_location": "B3"}, {"barcode": "TCCTGAGCCTCTCTAT", "plate_id": "18252", "plate_location": "B4"}, {"barcode": "GGACTCCTCTCTCTAT", "plate_id": "18252", "plate_location": "B5"}, {"barcode": "CAGAGAGGCTCTCTAT", "plate_id": "18252", "plate_location": "B8"}, {"barcode": "GCTACGCTCTCTCTAT", "plate_id": "18252", "plate_location": "B9"}, {"barcode": "TAAGGCGATATCCTCT", "plate_id": "18253", "plate_location": "C1"}, {"barcode": "CGAGGCTGTATCCTCT", "plate_id": "18253", "plate_location": "C10"}, {"barcode": "AAGAGGCATATCCTCT", "plate_id": "18253", "plate_location": "C11"}, {"barcode": "GTAGAGGATATCCTCT", "plate_id": "18253", "plate_location": "C12"}, {"barcode": "AGGCAGAATATCCTCT", "plate_id": "18253", "plate_location": "C3"}, {"barcode": "TCCTGAGCTATCCTCT", "plate_id": "18253", "plate_location": "C4"}, {"barcode": "GGACTCCTTATCCTCT", "plate_id": "18253", "plate_location": "C5"}, {"barcode": "TAGGCATGTATCCTCT", "plate_id": "18253", "plate_location": "C6"}, {"barcode": "CTCTCTACTATCCTCT", "plate_id": "18253", "plate_location": "C7"}, {"barcode": "CAGAGAGGTATCCTCT", "plate_id": "18253", "plate_location": "C8"}, {"barcode": "GCTACGCTTATCCTCT", "plate_id": "18253", "plate_location": "C9"}, {"barcode": "TAAGGCGAAGAGTAGA", "plate_id": "18254", "plate_location": "D1"}, {"barcode": "CGAGGCTGAGAGTAGA", "plate_id": "18254", "plate_location": "D10"}, {"barcode": "AAGAGGCAAGAGTAGA", "plate_id": "18254", "plate_location": "D11"}, {"barcode": "GTAGAGGAATAGTAGA", "plate_id": "18254", "plate_location": "D12"}, {"barcode": "CGTACTAGAGAGTAGA", "plate_id": "18254", "plate_location": "D2"}, {"barcode": "AGGCAGAAAGAGTAGA", "plate_id": "18254", "plate_location": "D3"}, {"barcode": "TCCTGAGCAGAGTAGA", "plate_id": "18254", "plate_location": "D4"}, {"barcode": "GGACTCCTAGAGTAGA", "plate_id": "18254", "plate_location": "D5"}, {"barcode": "CTCTCTACAGAGTAGA", "plate_id": "18254", "plate_location": "D7"}, {"barcode": "CAGAGAGGAGAGTAGA", "plate_id": "18254", "plate_location": "D8"}, {"barcode": "GCTACGCTAGAGTAGA", "plate_id": "18254", "plate_location": "D9"}, {"barcode": "TAAGGCGAGTAAGGAG", "plate_id": "18255", "plate_location": "E1"}, {"barcode": "CGAGGCTGGTAAGGAG", "plate_id": "18255", "plate_location": "E10"}, {"barcode": "AAGAGGCAGTAAGGAG", "plate_id": "18255", "plate_location": "E11"}, {"barcode": "GTAGAGGAGTAAGGAG", "plate_id": "18255", "plate_location": "E12"}, {"barcode": "CGTACTAGGTAAGGAG", "plate_id": "18255", "plate_location": "E2"}, {"barcode": "AGGCAGAAGTAAGGAG", "plate_id": "18255", "plate_location": "E3"}, {"barcode": "TCCTGAGCGTAAGGAG", "plate_id": "18255", "plate_location": "E4"}, {"barcode": "GGACTCCTGTAAGGAG", "plate_id": "18255", "plate_location": "E5"}, {"barcode": "TAGGCATGGTAAGGAG", "plate_id": "18255", "plate_location": "E6"}, {"barcode": "CTCTCTACGTAAGGAG", "plate_id": "18255", "plate_location": "E7"}, {"barcode": "CAGAGAGGGTAAGGAG", "plate_id": "18255", "plate_location": "E8"}, {"barcode": "TAAGGCGAACTGCATA", "plate_id": "18256", "plate_location": "F1"}, {"barcode": "AAGAGGCAACTGCATA", "plate_id": "18256", "plate_location": "F11"}, {"barcode": "CGTACTAGACTGCATA", "plate_id": "18256", "plate_location": "F2"}, {"barcode": "AGGCAGAAACTGCATA", "plate_id": "18256", "plate_location": "F3"}, {"barcode": "TCCTGAGCACTGCATA", "plate_id": "18256", "plate_location": "F4"}, {"barcode": "GGACTCCTACTGCATA", "plate_id": "18256", "plate_location": "F5"}, {"barcode": "TAGGCATGACTGCATA", "plate_id": "18256", "plate_location": "F6"}, {"barcode": "CTCTCTACACTGCATA", "plate_id": "18256", "plate_location": "F7"}, {"barcode": "CAGAGAGGACTGCATA", "plate_id": "18256", "plate_location": "F8"}, {"barcode": "GCTACGCTACTGCATA", "plate_id": "18256", "plate_location": "F9"}, {"barcode": "CGTACTAGAAGGAGTA", "plate_id": "18257", "plate_location": "G2"}, {"barcode": "AGGCAGAAAAGGAGTA", "plate_id": "18257", "plate_location": "G3"}, {"barcode": "TCCTGAGCAAGGAGTA", "plate_id": "18257", "plate_location": "G4"}, {"barcode": "GGACTCCTAAGGAGTA", "plate_id": "18257", "plate_location": "G5"}, {"barcode": "TAGGCATGAAGGAGTA", "plate_id": "18257", "plate_location": "G6"}, {"barcode": "CTCTCTACAAGGAGTA", "plate_id": "18257", "plate_location": "G7"}, {"barcode": "CAGAGAGGAAGGAGTA", "plate_id": "18257", "plate_location": "G8"}]</text:p>
          </table:table-cell>
          <table:table-cell table:style-name="ce27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7eeca44c-720d-4031-9c24-653250749786</text:p>
          </table:table-cell>
          <table:table-cell table:style-name="Default" office:value-type="string" calcext:value-type="string">
            <text:p>ENCLB948WTO</text:p>
          </table:table-cell>
          <table:table-cell table:style-name="Default" office:value-type="string" calcext:value-type="string">
            <text:p>barbara-wold:18311_A1,barbara-wold:18311_A12,barbara-wold:18311_A2,barbara-wold:18311_A4,barbara-wold:18311_A6,barbara-wold:18311_A7,barbara-wold:18311_A8,barbara-wold:18311_A9,barbara-wold:18312_B1,barbara-wold:18312_B10,barbara-wold:18312_B11,barbara-wold:18312_B12,barbara-wold:18312_B2,barbara-wold:18312_B4,barbara-wold:18312_B5,barbara-wold:18312_B6,barbara-wold:18312_B8,barbara-wold:18312_B9,barbara-wold:18313_C1,barbara-wold:18313_C10,barbara-wold:18313_C11,barbara-wold:18313_C12,barbara-wold:18313_C2,barbara-wold:18313_C3,barbara-wold:18313_C4,barbara-wold:18313_C5,barbara-wold:18313_C6,barbara-wold:18313_C7,barbara-wold:18313_C8,barbara-wold:18314_D10,barbara-wold:18314_D11,barbara-wold:18314_D12,barbara-wold:18314_D2,barbara-wold:18314_D3,barbara-wold:18314_D4,barbara-wold:18314_D6,barbara-wold:18314_D7,barbara-wold:18314_D8,barbara-wold:18314_D9,barbara-wold:18315_E10,barbara-wold:18315_E12,barbara-wold:18315_E2,barbara-wold:18315_E4,barbara-wold:18315_E6,barbara-wold:18316_F1,barbara-wold:18316_F10,barbara-wold:18316_F11,barbara-wold:18316_F2,barbara-wold:18316_F3,barbara-wold:18316_F5,barbara-wold:18316_F6,barbara-wold:18316_F7,barbara-wold:18316_F8,barbara-wold:18316_F9,barbara-wold:18317_G1,barbara-wold:18317_G10,barbara-wold:18317_G2,barbara-wold:18317_G3,barbara-wold:18317_G4,barbara-wold:18317_G5,barbara-wold:18317_G6,barbara-wold:18317_G7,barbara-wold:18317_G8,barbara-wold:18317_G9</text:p>
          </table:table-cell>
          <table:table-cell table:formula="of:=[$Biosample.F9]" office:value-type="string" office:string-value="barbara-wold:c1_e13.5_mouse_limb_run8_template" calcext:value-type="string">
            <text:p>barbara-wold:c1_e13.5_mouse_limb_run8_template</text:p>
          </table:table-cell>
          <table:table-cell table:style-name="Default" office:value-type="string" calcext:value-type="string">
            <text:p>polyadenylated mRNA</text:p>
          </table:table-cell>
          <table:table-cell table:style-name="ce19" table:number-columns-repeated="3"/>
          <table:table-cell table:style-name="ce35" office:value-type="string" calcext:value-type="string">
            <text:p>387-466</text:p>
          </table:table-cell>
          <table:table-cell table:style-name="ce23" table:number-columns-repeated="4"/>
          <table:table-cell table:style-name="ce19"/>
          <table:table-cell table:style-name="ce43"/>
          <table:table-cell table:style-name="ce19" office:value-type="string" calcext:value-type="string">
            <text:p>barbara-wold:profile_C1_3</text:p>
          </table:table-cell>
          <table:table-cell table:style-name="ce19"/>
          <table:table-cell table:style-name="ce23" office:value-type="string" calcext:value-type="string">
            <text:p>barbara-wold:smarter-ulta-low-pdf</text:p>
          </table:table-cell>
          <table:table-cell table:style-name="ce19" office:value-type="string" calcext:value-type="string">
            <text:p>barbara-wold</text:p>
          </table:table-cell>
          <table:table-cell table:style-name="ce19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CTCTCTAT", "plate_id": "18311", "plate_location": "A1"}, {"barcode": "TCGACGTCCTCTCTAT", "plate_id": "18311", "plate_location": "A12"}, {"barcode": "GGAGCTACCTCTCTAT", "plate_id": "18311", "plate_location": "A2"}, {"barcode": "CGGAGCCTCTCTCTAT", "plate_id": "18311", "plate_location": "A4"}, {"barcode": "ATGCGCAGCTCTCTAT", "plate_id": "18311", "plate_location": "A6"}, {"barcode": "TAGCGCTCCTCTCTAT", "plate_id": "18311", "plate_location": "A7"}, {"barcode": "ACTGAGCGCTCTCTAT", "plate_id": "18311", "plate_location": "A8"}, {"barcode": "CCTAAGACCTCTCTAT", "plate_id": "18311", "plate_location": "A9"}, {"barcode": "ACTCGCTATATCCTCT", "plate_id": "18312", "plate_location": "B1"}, {"barcode": "CGATCAGTTATCCTCT", "plate_id": "18312", "plate_location": "B10"}, {"barcode": "TGCAGCTATATCCTCT", "plate_id": "18312", "plate_location": "B11"}, {"barcode": "TCGACGTCTATCCTCT", "plate_id": "18312", "plate_location": "B12"}, {"barcode": "GGAGCTACTATCCTCT", "plate_id": "18312", "plate_location": "B2"}, {"barcode": "CGGAGCCTTATCCTCT", "plate_id": "18312", "plate_location": "B4"}, {"barcode": "TACGCTGCTATCCTCT", "plate_id": "18312", "plate_location": "B5"}, {"barcode": "ATGCGCAGTATCCTCT", "plate_id": "18312", "plate_location": "B6"}, {"barcode": "ACTGAGCGTATCCTCT", "plate_id": "18312", "plate_location": "B8"}, {"barcode": "CCTAAGACTATCCTCT", "plate_id": "18312", "plate_location": "B9"}, {"barcode": "ACTCGCTAGTAAGGAG", "plate_id": "18313", "plate_location": "C1"}, {"barcode": "CGATCAGTGTAAGGAG", "plate_id": "18313", "plate_location": "C10"}, {"barcode": "TGCAGCTAGTAAGGAG", "plate_id": "18313", "plate_location": "C11"}, {"barcode": "TCGACGACGTAAGGAG", "plate_id": "18313", "plate_location": "C12"}, {"barcode": "GGAGCTACGTAAGGAG", "plate_id": "18313", "plate_location": "C2"}, {"barcode": "GCGTAGTAGTAAGGAG", "plate_id": "18313", "plate_location": "C3"}, {"barcode": "CGGAGCCTGTAAGGAG", "plate_id": "18313", "plate_location": "C4"}, {"barcode": "TACGCTGCGTAAGGAG", "plate_id": "18313", "plate_location": "C5"}, {"barcode": "ATGCGCAGGTAAGGAG", "plate_id": "18313", "plate_location": "C6"}, {"barcode": "TAGCGCTCGTAAGGAG", "plate_id": "18313", "plate_location": "C7"}, {"barcode": "ACTGAGCGGTAAGGAG", "plate_id": "18313", "plate_location": "C8"}, {"barcode": "CGAGGCTGACTGCATA", "plate_id": "18314", "plate_location": "D10"}, {"barcode": "AAGAGGCAACTGCATA", "plate_id": "18314", "plate_location": "D11"}, {"barcode": "GTAGAGGAACTGCATA", "plate_id": "18314", "plate_location": "D12"}, {"barcode": "CGTACTAGACTGCATA", "plate_id": "18314", "plate_location": "D2"}, {"barcode": "AGGCAGAAACTGCATA", "plate_id": "18314", "plate_location": "D3"}, {"barcode": "TCCTGAGCACTGCATA", "plate_id": "18314", "plate_location": "D4"}, {"barcode": "TAGGCATGACTGCATA", "plate_id": "18314", "plate_location": "D6"}, {"barcode": "CTCTCTACACTGCATA", "plate_id": "18314", "plate_location": "D7"}, {"barcode": "CAGAGAGGACTGCATA", "plate_id": "18314", "plate_location": "D8"}, {"barcode": "GCTACGCTACTGCATA", "plate_id": "18314", "plate_location": "D9"}, {"barcode": "CGAGGCTGAAGGAGTA", "plate_id": "18315", "plate_location": "E10"}, {"barcode": "GTAGAGGAAAGGAGTA", "plate_id": "18315", "plate_location": "E12"}, {"barcode": "CGTACTAGAAGGAGTA", "plate_id": "18315", "plate_location": "E2"}, {"barcode": "TCCTGAGCAAGGAGTA", "plate_id": "18315", "plate_location": "E4"}, {"barcode": "TAGGCATGAAGGAGTA", "plate_id": "18315", "plate_location": "E6"}, {"barcode": "TAAGGCGACTAAGCCT", "plate_id": "18316", "plate_location": "F1"}, {"barcode": "CGAGGCTGCTAAGCCT", "plate_id": "18316", "plate_location": "F10"}, {"barcode": "AAGAGGCACTAAGCCT", "plate_id": "18316", "plate_location": "F11"}, {"barcode": "CGTACTAGCTAAGCCT", "plate_id": "18316", "plate_location": "F2"}, {"barcode": "AGGCAGAACTAAGCCT", "plate_id": "18316", "plate_location": "F3"}, {"barcode": "GGACTCCTCTAAGCCT", "plate_id": "18316", "plate_location": "F5"}, {"barcode": "TAGGCATGCTAAGCCT", "plate_id": "18316", "plate_location": "F6"}, {"barcode": "CTCTCTACCTAAGCCT", "plate_id": "18316", "plate_location": "F7"}, {"barcode": "CAGAGAGGCTAAGCCT", "plate_id": "18316", "plate_location": "F8"}, {"barcode": "GCTACGCTCTAAGCCT", "plate_id": "18316", "plate_location": "F9"}, {"barcode": "ACTCGCTATTATGCGA", "plate_id": "18317", "plate_location": "G1"}, {"barcode": "CGATCAGTTTATGCGA", "plate_id": "18317", "plate_location": "G10"}, {"barcode": "GGAGCTACTTATGCGA", "plate_id": "18317", "plate_location": "G2"}, {"barcode": "GCGTAGTATTATGCGA", "plate_id": "18317", "plate_location": "G3"}, {"barcode": "CGGAGCCTTTATGCGA", "plate_id": "18317", "plate_location": "G4"}, {"barcode": "TACGCTGCTTATGCGA", "plate_id": "18317", "plate_location": "G5"}, {"barcode": "ATGCGCAGTTATGCGA", "plate_id": "18317", "plate_location": "G6"}, {"barcode": "TAGCGCTCTTATGCGA", "plate_id": "18317", "plate_location": "G7"}, {"barcode": "ACTGAGCGTTATGCGA", "plate_id": "18317", "plate_location": "G8"}, {"barcode": "CCTAAGACTTATGCGA", "plate_id": "18317", "plate_location": "G9"}]</text:p>
          </table:table-cell>
          <table:table-cell table:style-name="ce27" table:number-columns-repeated="4"/>
          <table:table-cell table:number-columns-repeated="999"/>
        </table:table-row>
        <table:table-row table:style-name="ro2" table:number-rows-repeated="256">
          <table:table-cell/>
          <table:table-cell table:style-name="Default"/>
          <table:table-cell table:style-name="ce19" table:number-columns-repeated="7"/>
          <table:table-cell table:style-name="ce23" table:number-columns-repeated="4"/>
          <table:table-cell table:style-name="ce19"/>
          <table:table-cell table:style-name="ce43"/>
          <table:table-cell table:style-name="ce19" table:number-columns-repeated="2"/>
          <table:table-cell table:style-name="ce23"/>
          <table:table-cell table:style-name="ce19" table:number-columns-repeated="2"/>
          <table:table-cell table:style-name="ce27" table:number-columns-repeated="5"/>
          <table:table-cell table:number-columns-repeated="999"/>
        </table:table-row>
        <table:table-row table:style-name="ro2" table:number-rows-repeated="12">
          <table:table-cell/>
          <table:table-cell table:style-name="Default"/>
          <table:table-cell table:style-name="ce19"/>
          <table:table-cell table:style-name="ce41"/>
          <table:table-cell table:style-name="ce19" table:number-columns-repeated="5"/>
          <table:table-cell table:style-name="ce23" table:number-columns-repeated="4"/>
          <table:table-cell table:style-name="ce19"/>
          <table:table-cell table:style-name="ce43"/>
          <table:table-cell table:style-name="ce19" table:number-columns-repeated="2"/>
          <table:table-cell table:style-name="ce23"/>
          <table:table-cell table:style-name="ce19" table:number-columns-repeated="2"/>
          <table:table-cell table:style-name="ce27" table:number-columns-repeated="5"/>
          <table:table-cell table:number-columns-repeated="999"/>
        </table:table-row>
        <table:table-row table:style-name="ro2" table:number-rows-repeated="28">
          <table:table-cell/>
          <table:table-cell table:style-name="Default"/>
          <table:table-cell/>
          <table:table-cell table:style-name="ce41"/>
          <table:table-cell table:style-name="ce19" table:number-columns-repeated="5"/>
          <table:table-cell table:style-name="ce23" table:number-columns-repeated="4"/>
          <table:table-cell table:style-name="ce19"/>
          <table:table-cell table:style-name="ce43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04"/>
        </table:table-row>
        <table:table-row table:style-name="ro2" table:number-rows-repeated="39">
          <table:table-cell/>
          <table:table-cell table:style-name="Default"/>
          <table:table-cell table:style-name="ce40"/>
          <table:table-cell table:style-name="ce41"/>
          <table:table-cell table:style-name="ce19" table:number-columns-repeated="5"/>
          <table:table-cell table:style-name="ce23" table:number-columns-repeated="4"/>
          <table:table-cell table:style-name="ce19"/>
          <table:table-cell table:style-name="ce43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04"/>
        </table:table-row>
        <table:table-row table:style-name="ro2" table:number-rows-repeated="103">
          <table:table-cell/>
          <table:table-cell table:style-name="Default"/>
          <table:table-cell table:number-columns-repeated="2"/>
          <table:table-cell table:style-name="ce19" table:number-columns-repeated="5"/>
          <table:table-cell table:style-name="ce23" table:number-columns-repeated="4"/>
          <table:table-cell table:style-name="ce19"/>
          <table:table-cell table:style-name="ce43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04"/>
        </table:table-row>
        <table:table-row table:style-name="ro2" table:number-rows-repeated="10481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icate" table:style-name="ta4">
        <table:table-column table:style-name="co46" table:default-cell-style-name="ce40"/>
        <table:table-column table:style-name="co47" table:default-cell-style-name="ce26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1"/>
        <table:table-column table:style-name="co52" table:default-cell-style-name="ce41"/>
        <table:table-column table:style-name="co53" table:default-cell-style-name="ce46"/>
        <table:table-column table:style-name="co11" table:number-columns-repeated="1014" table:default-cell-style-name="ce41"/>
        <table:table-column table:style-name="co11" table:number-columns-repeated="2" table:default-cell-style-name="Default"/>
        <table:table-row table:style-name="ro2">
          <table:table-cell table:style-name="ce44" office:value-type="string" calcext:value-type="string">
            <text:p>uuid</text:p>
          </table:table-cell>
          <table:table-cell table:style-name="ce44" office:value-type="string" calcext:value-type="string">
            <text:p>experiment</text:p>
          </table:table-cell>
          <table:table-cell table:style-name="ce44" office:value-type="string" calcext:value-type="string">
            <text:p>biological_replicate_number:integer</text:p>
          </table:table-cell>
          <table:table-cell table:style-name="ce44" office:value-type="string" calcext:value-type="string">
            <text:p>technical_replicate_number:integer</text:p>
          </table:table-cell>
          <table:table-cell table:style-name="ce44" office:value-type="string" calcext:value-type="string">
            <text:p>library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d8338392-2454-41e9-b194-7cd6b7c6a914</text:p>
          </table:table-cell>
          <table:table-cell table:style-name="ce18" office:value-type="string" calcext:value-type="string">
            <text:p>barbara-wold:c1_e10.5_mouse_limb_run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042_A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c1f60632-78d5-4f01-94a1-8d3b54091296</text:p>
          </table:table-cell>
          <table:table-cell table:style-name="ce19" office:value-type="string" calcext:value-type="string">
            <text:p>barbara-wold:c1_e10.5_mouse_limb_run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7327_A10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320f110c-db6e-4642-9d8a-b7d9164a9d91</text:p>
          </table:table-cell>
          <table:table-cell table:style-name="ce19" office:value-type="string" calcext:value-type="string">
            <text:p>barbara-wold:c1_e10.5_mouse_limb_run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087_F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85436d7f-2d97-4da1-8e55-92a5193bea7b</text:p>
          </table:table-cell>
          <table:table-cell table:style-name="ce19" office:value-type="string" calcext:value-type="string">
            <text:p>barbara-wold:c1_e11.0_mouse_limb_run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258_A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44f6db89-7ab7-421f-ba0c-d0debf5f20dd</text:p>
          </table:table-cell>
          <table:table-cell table:style-name="ce19" office:value-type="string" calcext:value-type="string">
            <text:p>barbara-wold:c1_e11.5_mouse_limb_run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263_A10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f607afde-79e9-42c6-934b-c8c20f3b7bd7</text:p>
          </table:table-cell>
          <table:table-cell table:style-name="ce19" office:value-type="string" calcext:value-type="string">
            <text:p>barbara-wold:c1_e12.5_mouse_limb_run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270_A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d7d375ec-44f8-49e9-aebe-91cf9482aa18</text:p>
          </table:table-cell>
          <table:table-cell table:style-name="ce18" office:value-type="string" calcext:value-type="string">
            <text:p>barbara-wold:c1_e13.5_mouse_limb_run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251_A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2ff52213-39a4-4b01-87b7-285a3afce51b</text:p>
          </table:table-cell>
          <table:table-cell table:style-name="ce18" office:value-type="string" calcext:value-type="string">
            <text:p>barbara-wold:c1_e13.5_mouse_limb_run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Default" office:value-type="string" calcext:value-type="string">
            <text:p>barbara-wold:18311_A1</text:p>
          </table:table-cell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 table:number-rows-repeated="33">
          <table:table-cell table:style-name="Default"/>
          <table:table-cell table:style-name="ce18"/>
          <table:table-cell table:style-name="ce44" table:number-columns-repeated="2"/>
          <table:table-cell table:style-name="ce19"/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 table:number-rows-repeated="223">
          <table:table-cell table:style-name="Default"/>
          <table:table-cell table:style-name="ce19"/>
          <table:table-cell table:style-name="ce44" table:number-columns-repeated="2"/>
          <table:table-cell table:style-name="ce19"/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 table:number-rows-repeated="12">
          <table:table-cell table:style-name="Default"/>
          <table:table-cell table:style-name="ce19"/>
          <table:table-cell table:style-name="ce44" table:number-columns-repeated="3"/>
          <table:table-cell table:style-name="ce45" table:number-columns-repeated="15"/>
          <table:table-cell table:style-name="ce19" table:number-columns-repeated="1002"/>
          <table:table-cell table:number-columns-repeated="2"/>
        </table:table-row>
        <table:table-row table:style-name="ro2" table:number-rows-repeated="28">
          <table:table-cell table:style-name="Default"/>
          <table:table-cell table:style-name="ce19"/>
          <table:table-cell table:style-name="ce41"/>
          <table:table-cell table:style-name="ce44"/>
          <table:table-cell table:style-name="ce41"/>
          <table:table-cell table:number-columns-repeated="2"/>
          <table:table-cell table:style-name="ce41"/>
          <table:table-cell table:number-columns-repeated="1016"/>
        </table:table-row>
        <table:table-row table:style-name="ro2" table:number-rows-repeated="17">
          <table:table-cell table:style-name="Default"/>
          <table:table-cell table:style-name="ce19"/>
          <table:table-cell/>
          <table:table-cell table:style-name="ce44"/>
          <table:table-cell table:number-columns-repeated="1020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44"/>
          <table:table-cell table:number-columns-repeated="1020"/>
        </table:table-row>
        <table:table-row table:style-name="ro2" table:number-rows-repeated="21">
          <table:table-cell table:style-name="Default"/>
          <table:table-cell table:style-name="ce19"/>
          <table:table-cell/>
          <table:table-cell table:style-name="ce44"/>
          <table:table-cell table:number-columns-repeated="1020"/>
        </table:table-row>
        <table:table-row table:style-name="ro2" table:number-rows-repeated="103">
          <table:table-cell table:style-name="Default"/>
          <table:table-cell table:style-name="ce18"/>
          <table:table-cell table:style-name="ce44" table:number-columns-repeated="2"/>
          <table:table-cell table:style-name="ce18"/>
          <table:table-cell table:number-columns-repeated="1019"/>
        </table:table-row>
        <table:table-row table:style-name="ro2" table:number-rows-repeated="104812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le" table:style-name="ta5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56" table:default-cell-style-name="ce19"/>
        <table:table-column table:style-name="co57" table:default-cell-style-name="Default"/>
        <table:table-column table:style-name="co58" table:default-cell-style-name="Default"/>
        <table:table-column table:style-name="co29" table:number-columns-repeated="6" table:default-cell-style-name="Default"/>
        <table:table-row table:style-name="ro2">
          <table:table-cell office:value-type="string" calcext:value-type="string">
            <text:p>uuid</text:p>
          </table:table-cell>
          <table:table-cell office:value-type="string" calcext:value-type="string">
            <text:p>file_accession</text:p>
          </table:table-cell>
          <table:table-cell table:style-name="Default" office:value-type="string" calcext:value-type="string">
            <text:p>datase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submitted_file_name</text:p>
          </table:table-cell>
          <table:table-cell office:value-type="string" calcext:value-type="string">
            <text:p>file_format</text:p>
          </table:table-cell>
          <table:table-cell office:value-type="string" calcext:value-type="string">
            <text:p>output_type</text:p>
          </table:table-cell>
          <table:table-cell office:value-type="string" calcext:value-type="string">
            <text:p>run_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ward</text:p>
          </table:table-cell>
        </table:table-row>
        <table:table-row table:style-name="ro2">
          <table:table-cell office:value-type="string" calcext:value-type="string">
            <text:p>c572b138-39a2-403f-a8a3-0a88882a4480</text:p>
          </table:table-cell>
          <table:table-cell office:value-type="string" calcext:value-type="string">
            <text:p>ENCFF033UGC</text:p>
          </table:table-cell>
          <table:table-cell table:style-name="ce18" office:value-type="string" calcext:value-type="string">
            <text:p>barbara-wold:c1_e10.5_mouse_limb_run2</text:p>
          </table:table-cell>
          <table:table-cell office:value-type="string" calcext:value-type="string">
            <text:p>d8338392-2454-41e9-b194-7cd6b7c6a914</text:p>
          </table:table-cell>
          <table:table-cell office:value-type="string" calcext:value-type="string">
            <text:p>C1_e10.5_mouse_limb_run2_June20_201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5464eef2-4ab5-4878-9dbd-093f1a042672</text:p>
          </table:table-cell>
          <table:table-cell office:value-type="string" calcext:value-type="string">
            <text:p>ENCFF688OVJ</text:p>
          </table:table-cell>
          <table:table-cell office:value-type="string" calcext:value-type="string">
            <text:p>barbara-wold:c1_e10.5_mouse_limb_run1</text:p>
          </table:table-cell>
          <table:table-cell office:value-type="string" calcext:value-type="string">
            <text:p>c1f60632-78d5-4f01-94a1-8d3b54091296</text:p>
          </table:table-cell>
          <table:table-cell office:value-type="string" calcext:value-type="string">
            <text:p>C1_e10.5_mouse_limb_run1_June6_201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1e07a318-95ab-4f64-8c5a-553f4fa90771</text:p>
          </table:table-cell>
          <table:table-cell office:value-type="string" calcext:value-type="string">
            <text:p>ENCFF567DVD</text:p>
          </table:table-cell>
          <table:table-cell office:value-type="string" calcext:value-type="string">
            <text:p>barbara-wold:c1_e10.5_mouse_limb_run3</text:p>
          </table:table-cell>
          <table:table-cell office:value-type="string" calcext:value-type="string">
            <text:p>320f110c-db6e-4642-9d8a-b7d9164a9d91</text:p>
          </table:table-cell>
          <table:table-cell office:value-type="string" calcext:value-type="string">
            <text:p>C1_e10.5_mouse_limb_run3_Dec5_201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11fda808-77ea-4925-bd7c-984d2fefcb37</text:p>
          </table:table-cell>
          <table:table-cell office:value-type="string" calcext:value-type="string">
            <text:p>ENCFF035IIS</text:p>
          </table:table-cell>
          <table:table-cell office:value-type="string" calcext:value-type="string">
            <text:p>barbara-wold:c1_e11.0_mouse_limb_run5</text:p>
          </table:table-cell>
          <table:table-cell office:value-type="string" calcext:value-type="string">
            <text:p>85436d7f-2d97-4da1-8e55-92a5193bea7b</text:p>
          </table:table-cell>
          <table:table-cell office:value-type="string" calcext:value-type="string">
            <text:p>C1_mouse_e11.0_limb_mesenchyme_mm10_run5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982e2889-34d4-431d-b26e-41a3c5d7e4f4</text:p>
          </table:table-cell>
          <table:table-cell office:value-type="string" calcext:value-type="string">
            <text:p>ENCFF610BCY</text:p>
          </table:table-cell>
          <table:table-cell office:value-type="string" calcext:value-type="string">
            <text:p>barbara-wold:c1_e11.5_mouse_limb_run6</text:p>
          </table:table-cell>
          <table:table-cell office:value-type="string" calcext:value-type="string">
            <text:p>44f6db89-7ab7-421f-ba0c-d0debf5f20dd</text:p>
          </table:table-cell>
          <table:table-cell office:value-type="string" calcext:value-type="string">
            <text:p>C1_mouse_e11.5_limb_mesenchyme_mm10_run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4f79ec4d-a946-4744-93b3-6e0387521dd0</text:p>
          </table:table-cell>
          <table:table-cell office:value-type="string" calcext:value-type="string">
            <text:p>ENCFF255BRR</text:p>
          </table:table-cell>
          <table:table-cell office:value-type="string" calcext:value-type="string">
            <text:p>barbara-wold:c1_e12.5_mouse_limb_run7</text:p>
          </table:table-cell>
          <table:table-cell office:value-type="string" calcext:value-type="string">
            <text:p>f607afde-79e9-42c6-934b-c8c20f3b7bd7</text:p>
          </table:table-cell>
          <table:table-cell office:value-type="string" calcext:value-type="string">
            <text:p>C1_mouse_e12.5_limb_mesenchyme_mm10_run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511ae189-4144-4ac4-8387-3b939e3d3daf</text:p>
          </table:table-cell>
          <table:table-cell office:value-type="string" calcext:value-type="string">
            <text:p>ENCFF690WSL</text:p>
          </table:table-cell>
          <table:table-cell table:style-name="ce18" office:value-type="string" calcext:value-type="string">
            <text:p>barbara-wold:c1_e13.5_mouse_limb_run4</text:p>
          </table:table-cell>
          <table:table-cell office:value-type="string" calcext:value-type="string">
            <text:p>d7d375ec-44f8-49e9-aebe-91cf9482aa18</text:p>
          </table:table-cell>
          <table:table-cell office:value-type="string" calcext:value-type="string">
            <text:p>C1_mouse_e13.5_limb_mesenchyme_mm10_run4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c17b16db-1967-4c5d-8d6d-cbd9f89b7e7d</text:p>
          </table:table-cell>
          <table:table-cell office:value-type="string" calcext:value-type="string">
            <text:p>ENCFF138HWE</text:p>
          </table:table-cell>
          <table:table-cell table:style-name="ce18" office:value-type="string" calcext:value-type="string">
            <text:p>barbara-wold:c1_e13.5_mouse_limb_run8</text:p>
          </table:table-cell>
          <table:table-cell office:value-type="string" calcext:value-type="string">
            <text:p>2ff52213-39a4-4b01-87b7-285a3afce51b</text:p>
          </table:table-cell>
          <table:table-cell office:value-type="string" calcext:value-type="string">
            <text:p>C1_mouse_e13.5_limb_mesenchyme_mm10_run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c720dbd0-60fd-4834-be7f-70edc0249337</text:p>
          </table:table-cell>
          <table:table-cell office:value-type="string" calcext:value-type="string">
            <text:p>ENCFF949JJP</text:p>
          </table:table-cell>
          <table:table-cell office:value-type="string" calcext:value-type="string">
            <text:p>barbara-wold:c1_e10.5_mouse_limb_run3</text:p>
          </table:table-cell>
          <table:table-cell office:value-type="string" calcext:value-type="string">
            <text:p>320f110c-db6e-4642-9d8a-b7d9164a9d91</text:p>
          </table:table-cell>
          <table:table-cell office:value-type="string" calcext:value-type="string">
            <text:p>C1_e10.5_mouse_limb_run3_Dec5_201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22db4cdd-4a7c-43f5-bb70-0bb1aa637607</text:p>
          </table:table-cell>
          <table:table-cell office:value-type="string" calcext:value-type="string">
            <text:p>ENCFF738JJC</text:p>
          </table:table-cell>
          <table:table-cell table:style-name="ce18" office:value-type="string" calcext:value-type="string">
            <text:p>barbara-wold:c1_e13.5_mouse_limb_run4</text:p>
          </table:table-cell>
          <table:table-cell office:value-type="string" calcext:value-type="string">
            <text:p>d7d375ec-44f8-49e9-aebe-91cf9482aa18</text:p>
          </table:table-cell>
          <table:table-cell office:value-type="string" calcext:value-type="string">
            <text:p>C1_mouse_e13.5_limb_mesenchyme_mm10_run4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019ec26e-1da7-43ac-a21e-c0bffefa8a2a</text:p>
          </table:table-cell>
          <table:table-cell office:value-type="string" calcext:value-type="string">
            <text:p>ENCFF710CRO</text:p>
          </table:table-cell>
          <table:table-cell office:value-type="string" calcext:value-type="string">
            <text:p>barbara-wold:c1_e11.0_mouse_limb_run5</text:p>
          </table:table-cell>
          <table:table-cell office:value-type="string" calcext:value-type="string">
            <text:p>85436d7f-2d97-4da1-8e55-92a5193bea7b</text:p>
          </table:table-cell>
          <table:table-cell office:value-type="string" calcext:value-type="string">
            <text:p>C1_mouse_e11.0_limb_mesenchyme_mm10_run5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4aa6d2db-6820-45a4-a310-c021a5d8a8ef</text:p>
          </table:table-cell>
          <table:table-cell office:value-type="string" calcext:value-type="string">
            <text:p>ENCFF653CRU</text:p>
          </table:table-cell>
          <table:table-cell office:value-type="string" calcext:value-type="string">
            <text:p>barbara-wold:c1_e11.5_mouse_limb_run6</text:p>
          </table:table-cell>
          <table:table-cell office:value-type="string" calcext:value-type="string">
            <text:p>44f6db89-7ab7-421f-ba0c-d0debf5f20dd</text:p>
          </table:table-cell>
          <table:table-cell office:value-type="string" calcext:value-type="string">
            <text:p>C1_mouse_e11.5_limb_mesenchyme_mm10_run6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68bc1505-d69a-4fb3-9027-22a3fac4670f</text:p>
          </table:table-cell>
          <table:table-cell office:value-type="string" calcext:value-type="string">
            <text:p>ENCFF749NGB</text:p>
          </table:table-cell>
          <table:table-cell table:style-name="Default" office:value-type="string" calcext:value-type="string">
            <text:p>ENCSR938RJZ</text:p>
          </table:table-cell>
          <table:table-cell office:value-type="string" calcext:value-type="string">
            <text:p>3ed004eb-75da-4262-aaa9-a44aa38207ff</text:p>
          </table:table-cell>
          <table:table-cell office:value-type="string" calcext:value-type="string">
            <text:p>C1_mouse_e14.0_forelimb_run13_December14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</table:table>
      <table:table table:name="Deprecated Files" table:style-name="ta5">
        <office:forms form:automatic-focus="false" form:apply-design-mode="false"/>
        <table:table-column table:style-name="co29" table:number-columns-repeated="2" table:default-cell-style-name="Default"/>
        <table:table-column table:style-name="co29" table:default-cell-style-name="ce19"/>
        <table:table-column table:style-name="co29" table:number-columns-repeated="8" table:default-cell-style-name="Default"/>
        <table:table-row table:style-name="ro2">
          <table:table-cell office:value-type="string" calcext:value-type="string">
            <text:p>uuid</text:p>
          </table:table-cell>
          <table:table-cell office:value-type="string" calcext:value-type="string">
            <text:p>file_accession</text:p>
          </table:table-cell>
          <table:table-cell table:style-name="Default" office:value-type="string" calcext:value-type="string">
            <text:p>datase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submitted_file_name</text:p>
          </table:table-cell>
          <table:table-cell office:value-type="string" calcext:value-type="string">
            <text:p>file_format</text:p>
          </table:table-cell>
          <table:table-cell office:value-type="string" calcext:value-type="string">
            <text:p>output_type</text:p>
          </table:table-cell>
          <table:table-cell office:value-type="string" calcext:value-type="string">
            <text:p>run_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ward</text:p>
          </table:table-cell>
        </table:table-row>
        <table:table-row table:style-name="ro2">
          <table:table-cell office:value-type="string" calcext:value-type="string">
            <text:p>63e92eec-35b7-4b0c-9a66-e05ea3e2dbb0</text:p>
          </table:table-cell>
          <table:table-cell office:value-type="string" calcext:value-type="string">
            <text:p>ENCFF615WYP</text:p>
          </table:table-cell>
          <table:table-cell table:style-name="ce18" office:value-type="string" calcext:value-type="string">
            <text:p>barbara-wold:c1_e13.5_mouse_limb_run4</text:p>
          </table:table-cell>
          <table:table-cell office:value-type="string" calcext:value-type="string">
            <text:p>d7d375ec-44f8-49e9-aebe-91cf9482aa18</text:p>
          </table:table-cell>
          <table:table-cell office:value-type="string" calcext:value-type="string">
            <text:p>C1_mouse_e13.5_limb_mesenchyme_mm10_run4_10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23ef4f40-78bd-4e24-b4ea-8c934c6a6a94</text:p>
          </table:table-cell>
          <table:table-cell office:value-type="string" calcext:value-type="string">
            <text:p>ENCFF634YJN</text:p>
          </table:table-cell>
          <table:table-cell table:style-name="ce18" office:value-type="string" calcext:value-type="string">
            <text:p>barbara-wold:c1_e13.5_mouse_limb_run4</text:p>
          </table:table-cell>
          <table:table-cell office:value-type="string" calcext:value-type="string">
            <text:p>d7d375ec-44f8-49e9-aebe-91cf9482aa18</text:p>
          </table:table-cell>
          <table:table-cell office:value-type="string" calcext:value-type="string">
            <text:p>C1_mouse_e13.5_limb_mesenchyme_mm10_run4_5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7c20449f-63fb-48a4-bfd2-465e70663f92</text:p>
          </table:table-cell>
          <table:table-cell office:value-type="string" calcext:value-type="string">
            <text:p>ENCFF821PYB</text:p>
          </table:table-cell>
          <table:table-cell office:value-type="string" calcext:value-type="string">
            <text:p>barbara-wold:c1_e11.0_mouse_limb_run5</text:p>
          </table:table-cell>
          <table:table-cell office:value-type="string" calcext:value-type="string">
            <text:p>85436d7f-2d97-4da1-8e55-92a5193bea7b</text:p>
          </table:table-cell>
          <table:table-cell office:value-type="string" calcext:value-type="string">
            <text:p>C1_mouse_e11.0_limb_mesenchyme_mm10_run5_10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b0196848-c011-4887-9e0f-ead8b76ee070</text:p>
          </table:table-cell>
          <table:table-cell office:value-type="string" calcext:value-type="string">
            <text:p>ENCFF310FGP</text:p>
          </table:table-cell>
          <table:table-cell office:value-type="string" calcext:value-type="string">
            <text:p>barbara-wold:c1_e11.0_mouse_limb_run5</text:p>
          </table:table-cell>
          <table:table-cell office:value-type="string" calcext:value-type="string">
            <text:p>85436d7f-2d97-4da1-8e55-92a5193bea7b</text:p>
          </table:table-cell>
          <table:table-cell office:value-type="string" calcext:value-type="string">
            <text:p>C1_mouse_e11.0_limb_mesenchyme_mm10_run5_5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6a6bd94b-a1c4-45ad-9027-7f9fe1e5f982</text:p>
          </table:table-cell>
          <table:table-cell office:value-type="string" calcext:value-type="string">
            <text:p>ENCFF164AIS</text:p>
          </table:table-cell>
          <table:table-cell office:value-type="string" calcext:value-type="string">
            <text:p>barbara-wold:c1_e11.5_mouse_limb_run6</text:p>
          </table:table-cell>
          <table:table-cell office:value-type="string" calcext:value-type="string">
            <text:p>44f6db89-7ab7-421f-ba0c-d0debf5f20dd</text:p>
          </table:table-cell>
          <table:table-cell office:value-type="string" calcext:value-type="string">
            <text:p>C1_mouse_e11.5_limb_mesenchyme_mm10_run6_10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office:value-type="string" calcext:value-type="string">
            <text:p>6e18546a-9fe6-4e8e-b507-220c24739072</text:p>
          </table:table-cell>
          <table:table-cell office:value-type="string" calcext:value-type="string">
            <text:p>ENCFF121IGH</text:p>
          </table:table-cell>
          <table:table-cell office:value-type="string" calcext:value-type="string">
            <text:p>barbara-wold:c1_e11.5_mouse_limb_run6</text:p>
          </table:table-cell>
          <table:table-cell office:value-type="string" calcext:value-type="string">
            <text:p>44f6db89-7ab7-421f-ba0c-d0debf5f20dd</text:p>
          </table:table-cell>
          <table:table-cell office:value-type="string" calcext:value-type="string">
            <text:p>C1_mouse_e11.5_limb_mesenchyme_mm10_run6_51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</table:table>
      <table:named-expressions/>
      <table:database-ranges>
        <table:database-range table:name="__Anonymous_Sheet_DB__1" table:target-range-address="Biosample.A1:Biosample.U455" table:orientation="column"/>
        <table:database-range table:name="__Anonymous_Sheet_DB__2" table:target-range-address="Library.A1:Library.T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0:14:39.55181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samples" style:display-name="PageStyle_Bio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tes" style:display-name="PageStyle_Replic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8:05:12</meta:creation-date>
    <meta:initial-creator>Rabi Murad</meta:initial-creator>
    <dc:language>en-US</dc:language>
    <dc:date>2018-10-01T10:50:02.406045247</dc:date>
    <meta:editing-cycles>100</meta:editing-cycles>
    <meta:editing-duration>PT19H1M15S</meta:editing-duration>
    <meta:generator>LibreOffice/6.1.1.2$Linux_X86_64 LibreOffice_project/10$Build-2</meta:generator>
    <meta:document-statistic meta:table-count="6" meta:cell-count="649" meta:object-count="0"/>
    <meta:user-defined meta:name="AppVersion">16.0300</meta:user-defined>
    <meta:user-defined meta:name="Company">Personal</meta:user-defined>
  </office:meta>
</office:document-meta>
</file>